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15">
            <text:p>21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79">
            <text:p>27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41">
            <text:p>44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1174">
            <text:p>2117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1926">
            <text:p>2192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5867">
            <text:p>2586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4">
            <text:p>2021-03-1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8 - 1.27)">
            <text:p>(0.98 - 1.2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7">
            <text:p>1.1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18.75">
            <text:p>-218.7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173721410419314">
            <text:p>-0.017372141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39789017270626">
            <text:p>0.9397890173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43.375">
            <text:p>-143.3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27387827632163">
            <text:p>-0.0127387828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55732322437868">
            <text:p>0.9557323224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02.5">
            <text:p>-102.5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26293740758995">
            <text:p>-0.0126293741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56109812869868">
            <text:p>0.9561098129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861">
            <text:p>7861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35.75">
            <text:p>-35.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0454776745961074">
            <text:p>-0.0045477675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84123350981541">
            <text:p>0.984123351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790">
            <text:p>779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28.125">
            <text:p>-128.125</text:p>
          </table:table-cell>
          <table:table-cell office:value-type="float" office:value="-302">
            <text:p>-302</text:p>
          </table:table-cell>
          <table:table-cell office:value-type="float" office:value="-189">
            <text:p>-189</text:p>
          </table:table-cell>
          <table:table-cell office:value-type="float" office:value="-0.0164473684210526">
            <text:p>-0.0164473684</text:p>
          </table:table-cell>
          <table:table-cell office:value-type="float" office:value="-0.0273253709735794">
            <text:p>-0.027325371</text:p>
          </table:table-cell>
          <table:table-cell office:value-type="float" office:value="-0.0125398089171975">
            <text:p>-0.0125398089</text:p>
          </table:table-cell>
          <table:table-cell office:value-type="float" office:value="0.942964421745152">
            <text:p>0.9429644217</text:p>
          </table:table-cell>
          <table:table-cell office:value-type="float" office:value="0.905824686354206">
            <text:p>0.9058246864</text:p>
          </table:table-cell>
          <table:table-cell office:value-type="float" office:value="0.956418872532861">
            <text:p>0.9564188725</text:p>
          </table:table-cell>
          <table:table-cell office:value-type="float" office:value="0">
            <text:p>0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51">
            <text:p>7951</text:p>
          </table:table-cell>
          <table:table-cell office:value-type="float" office:value="10355">
            <text:p>10355</text:p>
          </table:table-cell>
          <table:table-cell office:value-type="float" office:value="15075">
            <text:p>15075</text:p>
          </table:table-cell>
          <table:table-cell office:value-type="float" office:value="-110.625">
            <text:p>-110.625</text:p>
          </table:table-cell>
          <table:table-cell office:value-type="float" office:value="-102.25">
            <text:p>-102.25</text:p>
          </table:table-cell>
          <table:table-cell office:value-type="float" office:value="-401.375">
            <text:p>-401.375</text:p>
          </table:table-cell>
          <table:table-cell office:value-type="float" office:value="-0.0139133442334298">
            <text:p>-0.0139133442</text:p>
          </table:table-cell>
          <table:table-cell office:value-type="float" office:value="-0.00987445678416224">
            <text:p>-0.0098744568</text:p>
          </table:table-cell>
          <table:table-cell office:value-type="float" office:value="-0.0266252072968491">
            <text:p>-0.0266252073</text:p>
          </table:table-cell>
          <table:table-cell office:value-type="float" office:value="0.951682714232601">
            <text:p>0.9516827142</text:p>
          </table:table-cell>
          <table:table-cell office:value-type="float" office:value="0.965630510853125">
            <text:p>0.9656305109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914">
            <text:p>914</text:p>
          </table:table-cell>
          <table:table-cell office:value-type="float" office:value="7930">
            <text:p>7930</text:p>
          </table:table-cell>
          <table:table-cell office:value-type="float" office:value="11375">
            <text:p>11375</text:p>
          </table:table-cell>
          <table:table-cell office:value-type="float" office:value="15976">
            <text:p>15976</text:p>
          </table:table-cell>
          <table:table-cell office:value-type="float" office:value="-36.5">
            <text:p>-36.5</text:p>
          </table:table-cell>
          <table:table-cell office:value-type="float" office:value="-81">
            <text:p>-81</text:p>
          </table:table-cell>
          <table:table-cell office:value-type="float" office:value="-244">
            <text:p>-244</text:p>
          </table:table-cell>
          <table:table-cell office:value-type="float" office:value="-0.00460277427490542">
            <text:p>-0.0046027743</text:p>
          </table:table-cell>
          <table:table-cell office:value-type="float" office:value="-0.00712087912087912">
            <text:p>-0.0071208791</text:p>
          </table:table-cell>
          <table:table-cell office:value-type="float" office:value="-0.0152729093640461">
            <text:p>-0.0152729094</text:p>
          </table:table-cell>
          <table:table-cell office:value-type="float" office:value="0.983931813678641">
            <text:p>0.9839318137</text:p>
          </table:table-cell>
          <table:table-cell office:value-type="float" office:value="0.975176308639053">
            <text:p>0.9751763086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612">
            <text:p>10612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36.75">
            <text:p>-36.75</text:p>
          </table:table-cell>
          <table:table-cell office:value-type="float" office:value="-253.25">
            <text:p>-253.25</text:p>
          </table:table-cell>
          <table:table-cell office:value-type="float" office:value="-0.0275477073946462">
            <text:p>-0.0275477074</text:p>
          </table:table-cell>
          <table:table-cell office:value-type="float" office:value="-0.00346306068601583">
            <text:p>-0.0034630607</text:p>
          </table:table-cell>
          <table:table-cell office:value-type="float" office:value="-0.0152239254583709">
            <text:p>-0.0152239255</text:p>
          </table:table-cell>
          <table:table-cell office:value-type="float" office:value="0.905070421436832">
            <text:p>0.9050704214</text:p>
          </table:table-cell>
          <table:table-cell office:value-type="float" office:value="0.987902793466002">
            <text:p>0.9879027935</text:p>
          </table:table-cell>
          <table:table-cell office:value-type="float" office:value="0.947170525992171">
            <text:p>0.947170526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666">
            <text:p>7666</text:p>
          </table:table-cell>
          <table:table-cell office:value-type="float" office:value="9902">
            <text:p>9902</text:p>
          </table:table-cell>
          <table:table-cell office:value-type="float" office:value="15059">
            <text:p>15059</text:p>
          </table:table-cell>
          <table:table-cell office:value-type="float" office:value="-160">
            <text:p>-160</text:p>
          </table:table-cell>
          <table:table-cell office:value-type="float" office:value="129.625">
            <text:p>129.625</text:p>
          </table:table-cell>
          <table:table-cell office:value-type="float" office:value="-226.25">
            <text:p>-226.25</text:p>
          </table:table-cell>
          <table:table-cell office:value-type="float" office:value="-0.0208713801200104">
            <text:p>-0.0208713801</text:p>
          </table:table-cell>
          <table:table-cell office:value-type="float" office:value="0.0130907897394466">
            <text:p>0.0130907897</text:p>
          </table:table-cell>
          <table:table-cell office:value-type="float" office:value="-0.015024237997211">
            <text:p>-0.015024238</text:p>
          </table:table-cell>
          <table:table-cell office:value-type="float" office:value="0.927803974015867">
            <text:p>0.927803974</text:p>
          </table:table-cell>
          <table:table-cell office:value-type="float" office:value="1.04615364688903">
            <text:p>1.0461536469</text:p>
          </table:table-cell>
          <table:table-cell office:value-type="float" office:value="0.947857593355459">
            <text:p>0.9478575934</text:p>
          </table:table-cell>
          <table:table-cell office:value-type="float" office:value="-32.8626223702586">
            <text:p>-32.86262237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482">
            <text:p>7482</text:p>
          </table:table-cell>
          <table:table-cell office:value-type="float" office:value="10215">
            <text:p>10215</text:p>
          </table:table-cell>
          <table:table-cell office:value-type="float" office:value="13972">
            <text:p>13972</text:p>
          </table:table-cell>
          <table:table-cell office:value-type="float" office:value="176">
            <text:p>176</text:p>
          </table:table-cell>
          <table:table-cell office:value-type="float" office:value="-77.5">
            <text:p>-77.5</text:p>
          </table:table-cell>
          <table:table-cell office:value-type="float" office:value="-95.5">
            <text:p>-95.5</text:p>
          </table:table-cell>
          <table:table-cell office:value-type="float" office:value="0.0235231221598503">
            <text:p>0.0235231222</text:p>
          </table:table-cell>
          <table:table-cell office:value-type="float" office:value="-0.00758688203622124">
            <text:p>-0.007586882</text:p>
          </table:table-cell>
          <table:table-cell office:value-type="float" office:value="-0.0068350987689665">
            <text:p>-0.0068350988</text:p>
          </table:table-cell>
          <table:table-cell office:value-type="float" office:value="1.08341546862072">
            <text:p>1.0834154686</text:p>
          </table:table-cell>
          <table:table-cell office:value-type="float" office:value="0.973558732000128">
            <text:p>0.973558732</text:p>
          </table:table-cell>
          <table:table-cell office:value-type="float" office:value="0.976168722715973">
            <text:p>0.9761687227</text:p>
          </table:table-cell>
          <table:table-cell office:value-type="float" office:value="29.8118624345991">
            <text:p>29.81186243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7510">
            <text:p>7510</text:p>
          </table:table-cell>
          <table:table-cell office:value-type="float" office:value="10030">
            <text:p>10030</text:p>
          </table:table-cell>
          <table:table-cell office:value-type="float" office:value="15234">
            <text:p>15234</text:p>
          </table:table-cell>
          <table:table-cell office:value-type="float" office:value="47.75">
            <text:p>47.75</text:p>
          </table:table-cell>
          <table:table-cell office:value-type="float" office:value="-56.25">
            <text:p>-56.25</text:p>
          </table:table-cell>
          <table:table-cell office:value-type="float" office:value="-91">
            <text:p>-91</text:p>
          </table:table-cell>
          <table:table-cell office:value-type="float" office:value="0.00635818908122503">
            <text:p>0.0063581891</text:p>
          </table:table-cell>
          <table:table-cell office:value-type="float" office:value="-0.00560817547357926">
            <text:p>-0.0056081755</text:p>
          </table:table-cell>
          <table:table-cell office:value-type="float" office:value="-0.0059734803728502">
            <text:p>-0.0059734804</text:p>
          </table:table-cell>
          <table:table-cell office:value-type="float" office:value="1.02233289785834">
            <text:p>1.0223328979</text:p>
          </table:table-cell>
          <table:table-cell office:value-type="float" office:value="0.980433031041472">
            <text:p>0.980433031</text:p>
          </table:table-cell>
          <table:table-cell office:value-type="float" office:value="0.979162756331843">
            <text:p>0.97916275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610">
            <text:p>7610</text:p>
          </table:table-cell>
          <table:table-cell office:value-type="float" office:value="9848">
            <text:p>9848</text:p>
          </table:table-cell>
          <table:table-cell office:value-type="float" office:value="14279">
            <text:p>14279</text:p>
          </table:table-cell>
          <table:table-cell office:value-type="float" office:value="64.5">
            <text:p>64.5</text:p>
          </table:table-cell>
          <table:table-cell office:value-type="float" office:value="-210.5">
            <text:p>-210.5</text:p>
          </table:table-cell>
          <table:table-cell office:value-type="float" office:value="21.25">
            <text:p>21.25</text:p>
          </table:table-cell>
          <table:table-cell office:value-type="float" office:value="0.00847568988173456">
            <text:p>0.0084756899</text:p>
          </table:table-cell>
          <table:table-cell office:value-type="float" office:value="-0.0213748984565394">
            <text:p>-0.0213748985</text:p>
          </table:table-cell>
          <table:table-cell office:value-type="float" office:value="0.00148819945374326">
            <text:p>0.0014881995</text:p>
          </table:table-cell>
          <table:table-cell office:value-type="float" office:value="1.02980571573125">
            <text:p>1.0298057157</text:p>
          </table:table-cell>
          <table:table-cell office:value-type="float" office:value="0.926083352518806">
            <text:p>0.9260833525</text:p>
          </table:table-cell>
          <table:table-cell office:value-type="float" office:value="1.00521303897383">
            <text:p>1.005213039</text:p>
          </table:table-cell>
          <table:table-cell office:value-type="float" office:value="0">
            <text:p>0</text:p>
          </table:table-cell>
          <table:table-cell office:value-type="float" office:value="-32.0802706941607">
            <text:p>-32.0802706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749">
            <text:p>7749</text:p>
          </table:table-cell>
          <table:table-cell office:value-type="float" office:value="10054">
            <text:p>10054</text:p>
          </table:table-cell>
          <table:table-cell office:value-type="float" office:value="14858">
            <text:p>14858</text:p>
          </table:table-cell>
          <table:table-cell office:value-type="float" office:value="141.5">
            <text:p>141.5</text:p>
          </table:table-cell>
          <table:table-cell office:value-type="float" office:value="134">
            <text:p>134</text:p>
          </table:table-cell>
          <table:table-cell office:value-type="float" office:value="286.375">
            <text:p>286.375</text:p>
          </table:table-cell>
          <table:table-cell office:value-type="float" office:value="0.0182604206994451">
            <text:p>0.0182604207</text:p>
          </table:table-cell>
          <table:table-cell office:value-type="float" office:value="0.0133280286453153">
            <text:p>0.0133280286</text:p>
          </table:table-cell>
          <table:table-cell office:value-type="float" office:value="0.0192741284156683">
            <text:p>0.0192741284</text:p>
          </table:table-cell>
          <table:table-cell office:value-type="float" office:value="1.06456502065773">
            <text:p>1.0645650207</text:p>
          </table:table-cell>
          <table:table-cell office:value-type="float" office:value="1.04699626749984">
            <text:p>1.0469962675</text:p>
          </table:table-cell>
          <table:table-cell office:value-type="float" office:value="1.06818757382616">
            <text:p>1.06818757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361">
            <text:p>361</text:p>
          </table:table-cell>
          <table:table-cell office:value-type="float" office:value="7505">
            <text:p>7505</text:p>
          </table:table-cell>
          <table:table-cell office:value-type="float" office:value="10440">
            <text:p>10440</text:p>
          </table:table-cell>
          <table:table-cell office:value-type="float" office:value="16274">
            <text:p>16274</text:p>
          </table:table-cell>
          <table:table-cell office:value-type="float" office:value="169.5">
            <text:p>169.5</text:p>
          </table:table-cell>
          <table:table-cell office:value-type="float" office:value="-108.75">
            <text:p>-108.75</text:p>
          </table:table-cell>
          <table:table-cell office:value-type="float" office:value="339.875">
            <text:p>339.875</text:p>
          </table:table-cell>
          <table:table-cell office:value-type="float" office:value="0.0225849433710859">
            <text:p>0.0225849434</text:p>
          </table:table-cell>
          <table:table-cell office:value-type="float" office:value="-0.0104166666666667">
            <text:p>-0.0104166667</text:p>
          </table:table-cell>
          <table:table-cell office:value-type="float" office:value="0.0208845397566671">
            <text:p>0.0208845398</text:p>
          </table:table-cell>
          <table:table-cell office:value-type="float" office:value="1.08004705794627">
            <text:p>1.0800470579</text:p>
          </table:table-cell>
          <table:table-cell office:value-type="float" office:value="0.963754340277778">
            <text:p>0.9637543403</text:p>
          </table:table-cell>
          <table:table-cell office:value-type="float" office:value="1.07395077059">
            <text:p>1.0739507706</text:p>
          </table:table-cell>
          <table:table-cell office:value-type="float" office:value="31.0359596048806">
            <text:p>31.0359596049</text:p>
          </table:table-cell>
          <table:table-cell office:value-type="float" office:value="0">
            <text:p>0</text:p>
          </table:table-cell>
          <table:table-cell office:value-type="float" office:value="33.5348676329976">
            <text:p>33.53486763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510">
            <text:p>7510</text:p>
          </table:table-cell>
          <table:table-cell office:value-type="float" office:value="11272">
            <text:p>11272</text:p>
          </table:table-cell>
          <table:table-cell office:value-type="float" office:value="15835">
            <text:p>15835</text:p>
          </table:table-cell>
          <table:table-cell office:value-type="float" office:value="47.75">
            <text:p>47.75</text:p>
          </table:table-cell>
          <table:table-cell office:value-type="float" office:value="-61.625">
            <text:p>-61.625</text:p>
          </table:table-cell>
          <table:table-cell office:value-type="float" office:value="361">
            <text:p>361</text:p>
          </table:table-cell>
          <table:table-cell office:value-type="float" office:value="0.00635818908122503">
            <text:p>0.0063581891</text:p>
          </table:table-cell>
          <table:table-cell office:value-type="float" office:value="-0.00546708658623137">
            <text:p>-0.0054670866</text:p>
          </table:table-cell>
          <table:table-cell office:value-type="float" office:value="0.022797600252605">
            <text:p>0.0227976003</text:p>
          </table:table-cell>
          <table:table-cell office:value-type="float" office:value="1.02233289785834">
            <text:p>1.0223328979</text:p>
          </table:table-cell>
          <table:table-cell office:value-type="float" office:value="0.980923779458243">
            <text:p>0.9809237795</text:p>
          </table:table-cell>
          <table:table-cell office:value-type="float" office:value="1.08081027281558">
            <text:p>1.0808102728</text:p>
          </table:table-cell>
          <table:table-cell table:number-columns-repeated="2" office:value-type="float" office:value="0">
            <text:p>0</text:p>
          </table:table-cell>
          <table:table-cell office:value-type="float" office:value="30.7496638016924">
            <text:p>30.749663801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618">
            <text:p>7618</text:p>
          </table:table-cell>
          <table:table-cell office:value-type="float" office:value="10594">
            <text:p>10594</text:p>
          </table:table-cell>
          <table:table-cell office:value-type="float" office:value="15179">
            <text:p>15179</text:p>
          </table:table-cell>
          <table:table-cell office:value-type="float" office:value="65.5">
            <text:p>65.5</text:p>
          </table:table-cell>
          <table:table-cell office:value-type="float" office:value="-4">
            <text:p>-4</text:p>
          </table:table-cell>
          <table:table-cell office:value-type="float" office:value="532">
            <text:p>532</text:p>
          </table:table-cell>
          <table:table-cell office:value-type="float" office:value="0.00859805723286952">
            <text:p>0.0085980572</text:p>
          </table:table-cell>
          <table:table-cell office:value-type="float" office:value="-0.000377572210685294">
            <text:p>-0.0003775722</text:p>
          </table:table-cell>
          <table:table-cell office:value-type="float" office:value="0.0350484221621978">
            <text:p>0.0350484222</text:p>
          </table:table-cell>
          <table:table-cell office:value-type="float" office:value="1.03023809642788">
            <text:p>1.0302380964</text:p>
          </table:table-cell>
          <table:table-cell office:value-type="float" office:value="0.998678776681719">
            <text:p>0.9986787767</text:p>
          </table:table-cell>
          <table:table-cell office:value-type="float" office:value="1.12507712568397">
            <text:p>1.1250771257</text:p>
          </table:table-cell>
          <table:table-cell table:number-columns-repeated="2" office:value-type="float" office:value="0">
            <text:p>0</text:p>
          </table:table-cell>
          <table:table-cell office:value-type="float" office:value="20.121427908917">
            <text:p>20.121427908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958">
            <text:p>958</text:p>
          </table:table-cell>
          <table:table-cell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745">
            <text:p>7745</text:p>
          </table:table-cell>
          <table:table-cell office:value-type="float" office:value="10964">
            <text:p>10964</text:p>
          </table:table-cell>
          <table:table-cell office:value-type="float" office:value="15599">
            <text:p>15599</text:p>
          </table:table-cell>
          <table:table-cell office:value-type="float" office:value="106.75">
            <text:p>106.75</text:p>
          </table:table-cell>
          <table:table-cell office:value-type="float" office:value="159.75">
            <text:p>159.75</text:p>
          </table:table-cell>
          <table:table-cell office:value-type="float" office:value="465.125">
            <text:p>465.125</text:p>
          </table:table-cell>
          <table:table-cell office:value-type="float" office:value="0.0137830858618464">
            <text:p>0.0137830859</text:p>
          </table:table-cell>
          <table:table-cell office:value-type="float" office:value="0.0145704122582999">
            <text:p>0.0145704123</text:p>
          </table:table-cell>
          <table:table-cell office:value-type="float" office:value="0.0298176165138791">
            <text:p>0.0298176165</text:p>
          </table:table-cell>
          <table:table-cell office:value-type="float" office:value="1.04861314848998">
            <text:p>1.0486131485</text:p>
          </table:table-cell>
          <table:table-cell office:value-type="float" office:value="1.05141254485427">
            <text:p>1.0514125449</text:p>
          </table:table-cell>
          <table:table-cell office:value-type="float" office:value="1.10610427469753">
            <text:p>1.1061042747</text:p>
          </table:table-cell>
          <table:table-cell table:number-columns-repeated="2" office:value-type="float" office:value="0">
            <text:p>0</text:p>
          </table:table-cell>
          <table:table-cell office:value-type="float" office:value="23.5911067630006">
            <text:p>23.59110676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510">
            <text:p>7510</text:p>
          </table:table-cell>
          <table:table-cell office:value-type="float" office:value="11484">
            <text:p>11484</text:p>
          </table:table-cell>
          <table:table-cell office:value-type="float" office:value="16274">
            <text:p>16274</text:p>
          </table:table-cell>
          <table:table-cell office:value-type="float" office:value="153.625">
            <text:p>153.625</text:p>
          </table:table-cell>
          <table:table-cell office:value-type="float" office:value="80.625">
            <text:p>80.625</text:p>
          </table:table-cell>
          <table:table-cell office:value-type="float" office:value="339.875">
            <text:p>339.875</text:p>
          </table:table-cell>
          <table:table-cell office:value-type="float" office:value="0.0204560585885486">
            <text:p>0.0204560586</text:p>
          </table:table-cell>
          <table:table-cell office:value-type="float" office:value="0.00702063740856844">
            <text:p>0.0070206374</text:p>
          </table:table-cell>
          <table:table-cell office:value-type="float" office:value="0.0208845397566671">
            <text:p>0.0208845398</text:p>
          </table:table-cell>
          <table:table-cell office:value-type="float" office:value="1.07241636771256">
            <text:p>1.0724163677</text:p>
          </table:table-cell>
          <table:table-cell office:value-type="float" office:value="1.02466883805525">
            <text:p>1.0246688381</text:p>
          </table:table-cell>
          <table:table-cell office:value-type="float" office:value="1.07395077059">
            <text:p>1.0739507706</text:p>
          </table:table-cell>
          <table:table-cell office:value-type="float" office:value="34.2300927922597">
            <text:p>34.2300927923</text:p>
          </table:table-cell>
          <table:table-cell office:value-type="float" office:value="0">
            <text:p>0</text:p>
          </table:table-cell>
          <table:table-cell office:value-type="float" office:value="33.5348676329976">
            <text:p>33.53486763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871">
            <text:p>871</text:p>
          </table:table-cell>
          <table:table-cell table:number-columns-repeated="2" office:value-type="float" office:value="394">
            <text:p>394</text:p>
          </table:table-cell>
          <table:table-cell office:value-type="float" office:value="7485">
            <text:p>7485</text:p>
          </table:table-cell>
          <table:table-cell office:value-type="float" office:value="11515">
            <text:p>11515</text:p>
          </table:table-cell>
          <table:table-cell office:value-type="float" office:value="15877">
            <text:p>15877</text:p>
          </table:table-cell>
          <table:table-cell office:value-type="float" office:value="-0.5">
            <text:p>-0.5</text:p>
          </table:table-cell>
          <table:table-cell office:value-type="float" office:value="-46.5">
            <text:p>-46.5</text:p>
          </table:table-cell>
          <table:table-cell office:value-type="float" office:value="213.875">
            <text:p>213.875</text:p>
          </table:table-cell>
          <table:table-cell table:style-name="ce17" office:value-type="float" office:value="-0.0000668002672010688">
            <text:p>-6.68E-005</text:p>
          </table:table-cell>
          <table:table-cell office:value-type="float" office:value="-0.00403821102909249">
            <text:p>-0.004038211</text:p>
          </table:table-cell>
          <table:table-cell office:value-type="float" office:value="0.0134707438432953">
            <text:p>0.0134707438</text:p>
          </table:table-cell>
          <table:table-cell office:value-type="float" office:value="0.999766207810857">
            <text:p>0.9997662078</text:p>
          </table:table-cell>
          <table:table-cell office:value-type="float" office:value="0.985898223408875">
            <text:p>0.9858982234</text:p>
          </table:table-cell>
          <table:table-cell office:value-type="float" office:value="1.04750326689333">
            <text:p>1.0475032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528">
            <text:p>528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618">
            <text:p>7618</text:p>
          </table:table-cell>
          <table:table-cell office:value-type="float" office:value="11210">
            <text:p>11210</text:p>
          </table:table-cell>
          <table:table-cell office:value-type="float" office:value="17315">
            <text:p>17315</text:p>
          </table:table-cell>
          <table:table-cell office:value-type="float" office:value="65.5">
            <text:p>65.5</text:p>
          </table:table-cell>
          <table:table-cell office:value-type="float" office:value="325.5">
            <text:p>325.5</text:p>
          </table:table-cell>
          <table:table-cell office:value-type="float" office:value="23.625">
            <text:p>23.625</text:p>
          </table:table-cell>
          <table:table-cell office:value-type="float" office:value="0.00859805723286952">
            <text:p>0.0085980572</text:p>
          </table:table-cell>
          <table:table-cell office:value-type="float" office:value="0.0290365744870651">
            <text:p>0.0290365745</text:p>
          </table:table-cell>
          <table:table-cell office:value-type="float" office:value="0.00136442390990471">
            <text:p>0.0013644239</text:p>
          </table:table-cell>
          <table:table-cell office:value-type="float" office:value="1.03023809642788">
            <text:p>1.0302380964</text:p>
          </table:table-cell>
          <table:table-cell office:value-type="float" office:value="1.1032805311143">
            <text:p>1.1032805311</text:p>
          </table:table-cell>
          <table:table-cell office:value-type="float" office:value="1.00477913252377">
            <text:p>1.0047791325</text:p>
          </table:table-cell>
          <table:table-cell office:value-type="float" office:value="0">
            <text:p>0</text:p>
          </table:table-cell>
          <table:table-cell office:value-type="float" office:value="24.216440695457">
            <text:p>24.21644069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0">
            <text:p>290</text:p>
          </table:table-cell>
          <table:table-cell office:value-type="float" office:value="8335">
            <text:p>8335</text:p>
          </table:table-cell>
          <table:table-cell office:value-type="float" office:value="11372">
            <text:p>11372</text:p>
          </table:table-cell>
          <table:table-cell office:value-type="float" office:value="18179">
            <text:p>18179</text:p>
          </table:table-cell>
          <table:table-cell office:value-type="float" office:value="72.125">
            <text:p>72.125</text:p>
          </table:table-cell>
          <table:table-cell office:value-type="float" office:value="225.125">
            <text:p>225.125</text:p>
          </table:table-cell>
          <table:table-cell office:value-type="float" office:value="-44">
            <text:p>-44</text:p>
          </table:table-cell>
          <table:table-cell office:value-type="float" office:value="0.00865326934613077">
            <text:p>0.0086532693</text:p>
          </table:table-cell>
          <table:table-cell office:value-type="float" office:value="0.0197964298276469">
            <text:p>0.0197964298</text:p>
          </table:table-cell>
          <table:table-cell office:value-type="float" office:value="-0.00242037515814951">
            <text:p>-0.0024203752</text:p>
          </table:table-cell>
          <table:table-cell office:value-type="float" office:value="1.0304332056894">
            <text:p>1.0304332057</text:p>
          </table:table-cell>
          <table:table-cell office:value-type="float" office:value="1.07005562571925">
            <text:p>1.0700556257</text:p>
          </table:table-cell>
          <table:table-cell office:value-type="float" office:value="0.991540169049653">
            <text:p>0.9915401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8990">
            <text:p>8990</text:p>
          </table:table-cell>
          <table:table-cell office:value-type="float" office:value="12005">
            <text:p>12005</text:p>
          </table:table-cell>
          <table:table-cell office:value-type="float" office:value="17249">
            <text:p>17249</text:p>
          </table:table-cell>
          <table:table-cell office:value-type="float" office:value="113.75">
            <text:p>113.75</text:p>
          </table:table-cell>
          <table:table-cell office:value-type="float" office:value="221.875">
            <text:p>221.875</text:p>
          </table:table-cell>
          <table:table-cell office:value-type="float" office:value="-13.375">
            <text:p>-13.375</text:p>
          </table:table-cell>
          <table:table-cell office:value-type="float" office:value="0.0126529477196885">
            <text:p>0.0126529477</text:p>
          </table:table-cell>
          <table:table-cell office:value-type="float" office:value="0.0184818825489379">
            <text:p>0.0184818825</text:p>
          </table:table-cell>
          <table:table-cell office:value-type="float" office:value="-0.000775407269986666">
            <text:p>-0.0007754073</text:p>
          </table:table-cell>
          <table:table-cell office:value-type="float" office:value="1.04459910730746">
            <text:p>1.0445991073</text:p>
          </table:table-cell>
          <table:table-cell office:value-type="float" office:value="1.06535608568709">
            <text:p>1.0653560857</text:p>
          </table:table-cell>
          <table:table-cell office:value-type="float" office:value="0.997287253017658">
            <text:p>0.997287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8443">
            <text:p>8443</text:p>
          </table:table-cell>
          <table:table-cell office:value-type="float" office:value="11422">
            <text:p>11422</text:p>
          </table:table-cell>
          <table:table-cell office:value-type="float" office:value="15877">
            <text:p>15877</text:p>
          </table:table-cell>
          <table:table-cell office:value-type="float" office:value="-137.25">
            <text:p>-137.25</text:p>
          </table:table-cell>
          <table:table-cell office:value-type="float" office:value="-23.5">
            <text:p>-23.5</text:p>
          </table:table-cell>
          <table:table-cell office:value-type="float" office:value="213.875">
            <text:p>213.875</text:p>
          </table:table-cell>
          <table:table-cell office:value-type="float" office:value="-0.0162560701172569">
            <text:p>-0.0162560701</text:p>
          </table:table-cell>
          <table:table-cell office:value-type="float" office:value="-0.00205743302398879">
            <text:p>-0.002057433</text:p>
          </table:table-cell>
          <table:table-cell office:value-type="float" office:value="0.0134707438432953">
            <text:p>0.0134707438</text:p>
          </table:table-cell>
          <table:table-cell office:value-type="float" office:value="0.943621703828289">
            <text:p>0.9436217038</text:p>
          </table:table-cell>
          <table:table-cell office:value-type="float" office:value="0.99280728115611">
            <text:p>0.9928072812</text:p>
          </table:table-cell>
          <table:table-cell office:value-type="float" office:value="1.04750326689333">
            <text:p>1.0475032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8338">
            <text:p>8338</text:p>
          </table:table-cell>
          <table:table-cell office:value-type="float" office:value="11256">
            <text:p>11256</text:p>
          </table:table-cell>
          <table:table-cell office:value-type="float" office:value="16944">
            <text:p>16944</text:p>
          </table:table-cell>
          <table:table-cell office:value-type="float" office:value="87.5">
            <text:p>87.5</text:p>
          </table:table-cell>
          <table:table-cell office:value-type="float" office:value="152">
            <text:p>152</text:p>
          </table:table-cell>
          <table:table-cell office:value-type="float" office:value="-141.375">
            <text:p>-141.375</text:p>
          </table:table-cell>
          <table:table-cell office:value-type="float" office:value="0.0104941232909571">
            <text:p>0.0104941233</text:p>
          </table:table-cell>
          <table:table-cell office:value-type="float" office:value="0.0135039090262971">
            <text:p>0.013503909</text:p>
          </table:table-cell>
          <table:table-cell office:value-type="float" office:value="-0.00834366147308782">
            <text:p>-0.0083436615</text:p>
          </table:table-cell>
          <table:table-cell office:value-type="float" office:value="1.0369452797007">
            <text:p>1.0369452797</text:p>
          </table:table-cell>
          <table:table-cell office:value-type="float" office:value="1.04762109848766">
            <text:p>1.0476210985</text:p>
          </table:table-cell>
          <table:table-cell office:value-type="float" office:value="0.970933633550277">
            <text:p>0.97093363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390">
            <text:p>8390</text:p>
          </table:table-cell>
          <table:table-cell office:value-type="float" office:value="11240">
            <text:p>11240</text:p>
          </table:table-cell>
          <table:table-cell office:value-type="float" office:value="18172">
            <text:p>18172</text:p>
          </table:table-cell>
          <table:table-cell office:value-type="float" office:value="-27.75">
            <text:p>-27.75</text:p>
          </table:table-cell>
          <table:table-cell office:value-type="float" office:value="233">
            <text:p>233</text:p>
          </table:table-cell>
          <table:table-cell office:value-type="float" office:value="-10.125">
            <text:p>-10.125</text:p>
          </table:table-cell>
          <table:table-cell office:value-type="float" office:value="-0.00330750893921335">
            <text:p>-0.0033075089</text:p>
          </table:table-cell>
          <table:table-cell office:value-type="float" office:value="0.020729537366548">
            <text:p>0.0207295374</text:p>
          </table:table-cell>
          <table:table-cell office:value-type="float" office:value="-0.000557175874972485">
            <text:p>-0.0005571759</text:p>
          </table:table-cell>
          <table:table-cell office:value-type="float" office:value="0.988445160358904">
            <text:p>0.9884451604</text:p>
          </table:table-cell>
          <table:table-cell office:value-type="float" office:value="1.073395619673">
            <text:p>1.0733956197</text:p>
          </table:table-cell>
          <table:table-cell office:value-type="float" office:value="0.998050492909709">
            <text:p>0.9980504929</text:p>
          </table:table-cell>
          <table:table-cell office:value-type="float" office:value="0">
            <text:p>0</text:p>
          </table:table-cell>
          <table:table-cell office:value-type="float" office:value="33.7830464359543">
            <text:p>33.7830464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0">
            <text:p>340</text:p>
          </table:table-cell>
          <table:table-cell office:value-type="float" office:value="8385">
            <text:p>8385</text:p>
          </table:table-cell>
          <table:table-cell office:value-type="float" office:value="11658">
            <text:p>11658</text:p>
          </table:table-cell>
          <table:table-cell office:value-type="float" office:value="17432">
            <text:p>17432</text:p>
          </table:table-cell>
          <table:table-cell office:value-type="float" office:value="-140.75">
            <text:p>-140.75</text:p>
          </table:table-cell>
          <table:table-cell office:value-type="float" office:value="9.5">
            <text:p>9.5</text:p>
          </table:table-cell>
          <table:table-cell office:value-type="float" office:value="-91.625">
            <text:p>-91.625</text:p>
          </table:table-cell>
          <table:table-cell office:value-type="float" office:value="-0.0167859272510435">
            <text:p>-0.0167859273</text:p>
          </table:table-cell>
          <table:table-cell office:value-type="float" office:value="0.000814891061931721">
            <text:p>0.0008148911</text:p>
          </table:table-cell>
          <table:table-cell office:value-type="float" office:value="-0.00525613813675998">
            <text:p>-0.0052561381</text:p>
          </table:table-cell>
          <table:table-cell office:value-type="float" office:value="0.941801518634555">
            <text:p>0.9418015186</text:p>
          </table:table-cell>
          <table:table-cell office:value-type="float" office:value="1.00285342024975">
            <text:p>1.0028534202</text:p>
          </table:table-cell>
          <table:table-cell office:value-type="float" office:value="0.981657665418041">
            <text:p>0.98165766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8365">
            <text:p>8365</text:p>
          </table:table-cell>
          <table:table-cell office:value-type="float" office:value="11366">
            <text:p>11366</text:p>
          </table:table-cell>
          <table:table-cell office:value-type="float" office:value="17077">
            <text:p>17077</text:p>
          </table:table-cell>
          <table:table-cell office:value-type="float" office:value="-30.125">
            <text:p>-30.125</text:p>
          </table:table-cell>
          <table:table-cell office:value-type="float" office:value="100.75">
            <text:p>100.75</text:p>
          </table:table-cell>
          <table:table-cell office:value-type="float" office:value="38.25">
            <text:p>38.25</text:p>
          </table:table-cell>
          <table:table-cell office:value-type="float" office:value="-0.00360131500298864">
            <text:p>-0.003601315</text:p>
          </table:table-cell>
          <table:table-cell office:value-type="float" office:value="0.00886415625549886">
            <text:p>0.0088641563</text:p>
          </table:table-cell>
          <table:table-cell office:value-type="float" office:value="0.00223985477542894">
            <text:p>0.0022398548</text:p>
          </table:table-cell>
          <table:table-cell office:value-type="float" office:value="0.987420817650251">
            <text:p>0.9874208177</text:p>
          </table:table-cell>
          <table:table-cell office:value-type="float" office:value="1.03117855049585">
            <text:p>1.0311785505</text:p>
          </table:table-cell>
          <table:table-cell office:value-type="float" office:value="1.00784932493485">
            <text:p>1.00784932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8220">
            <text:p>8220</text:p>
          </table:table-cell>
          <table:table-cell office:value-type="float" office:value="12075">
            <text:p>12075</text:p>
          </table:table-cell>
          <table:table-cell office:value-type="float" office:value="19493">
            <text:p>19493</text:p>
          </table:table-cell>
          <table:table-cell office:value-type="float" office:value="160.75">
            <text:p>160.75</text:p>
          </table:table-cell>
          <table:table-cell office:value-type="float" office:value="-96.625">
            <text:p>-96.625</text:p>
          </table:table-cell>
          <table:table-cell office:value-type="float" office:value="45.25">
            <text:p>45.25</text:p>
          </table:table-cell>
          <table:table-cell office:value-type="float" office:value="0.0195559610705596">
            <text:p>0.0195559611</text:p>
          </table:table-cell>
          <table:table-cell office:value-type="float" office:value="-0.00800207039337474">
            <text:p>-0.0080020704</text:p>
          </table:table-cell>
          <table:table-cell office:value-type="float" office:value="0.00232134612424973">
            <text:p>0.0023213461</text:p>
          </table:table-cell>
          <table:table-cell office:value-type="float" office:value="1.06919543754921">
            <text:p>1.0691954375</text:p>
          </table:table-cell>
          <table:table-cell office:value-type="float" office:value="0.972118258559126">
            <text:p>0.9721182586</text:p>
          </table:table-cell>
          <table:table-cell office:value-type="float" office:value="1.00813527318462">
            <text:p>1.00813527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8236">
            <text:p>8236</text:p>
          </table:table-cell>
          <table:table-cell office:value-type="float" office:value="12668">
            <text:p>12668</text:p>
          </table:table-cell>
          <table:table-cell office:value-type="float" office:value="18380">
            <text:p>18380</text:p>
          </table:table-cell>
          <table:table-cell office:value-type="float" office:value="-27.375">
            <text:p>-27.375</text:p>
          </table:table-cell>
          <table:table-cell office:value-type="float" office:value="-137">
            <text:p>-137</text:p>
          </table:table-cell>
          <table:table-cell office:value-type="float" office:value="98.75">
            <text:p>98.75</text:p>
          </table:table-cell>
          <table:table-cell office:value-type="float" office:value="-0.00332382224380767">
            <text:p>-0.0033238222</text:p>
          </table:table-cell>
          <table:table-cell office:value-type="float" office:value="-0.010814651089359">
            <text:p>-0.0108146511</text:p>
          </table:table-cell>
          <table:table-cell office:value-type="float" office:value="0.00537268770402612">
            <text:p>0.0053726877</text:p>
          </table:table-cell>
          <table:table-cell office:value-type="float" office:value="0.988388275823518">
            <text:p>0.9883882758</text:p>
          </table:table-cell>
          <table:table-cell office:value-type="float" office:value="0.962377956276485">
            <text:p>0.9623779563</text:p>
          </table:table-cell>
          <table:table-cell office:value-type="float" office:value="1.01886098387949">
            <text:p>1.01886098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8385">
            <text:p>8385</text:p>
          </table:table-cell>
          <table:table-cell office:value-type="float" office:value="11648">
            <text:p>11648</text:p>
          </table:table-cell>
          <table:table-cell office:value-type="float" office:value="16437">
            <text:p>16437</text:p>
          </table:table-cell>
          <table:table-cell office:value-type="float" office:value="-140.75">
            <text:p>-140.75</text:p>
          </table:table-cell>
          <table:table-cell office:value-type="float" office:value="347.875">
            <text:p>347.875</text:p>
          </table:table-cell>
          <table:table-cell office:value-type="float" office:value="-119.625">
            <text:p>-119.625</text:p>
          </table:table-cell>
          <table:table-cell office:value-type="float" office:value="-0.0167859272510435">
            <text:p>-0.0167859273</text:p>
          </table:table-cell>
          <table:table-cell office:value-type="float" office:value="0.0298656421703297">
            <text:p>0.0298656422</text:p>
          </table:table-cell>
          <table:table-cell office:value-type="float" office:value="-0.00727778791750319">
            <text:p>-0.0072777879</text:p>
          </table:table-cell>
          <table:table-cell office:value-type="float" office:value="0.941801518634555">
            <text:p>0.9418015186</text:p>
          </table:table-cell>
          <table:table-cell office:value-type="float" office:value="1.10627798249736">
            <text:p>1.1062779825</text:p>
          </table:table-cell>
          <table:table-cell office:value-type="float" office:value="0.974631556034804">
            <text:p>0.974631556</text:p>
          </table:table-cell>
          <table:table-cell office:value-type="float" office:value="0">
            <text:p>0</text:p>
          </table:table-cell>
          <table:table-cell office:value-type="float" office:value="23.5537228049017">
            <text:p>23.55372280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355">
            <text:p>8355</text:p>
          </table:table-cell>
          <table:table-cell office:value-type="float" office:value="11572">
            <text:p>11572</text:p>
          </table:table-cell>
          <table:table-cell office:value-type="float" office:value="16510">
            <text:p>16510</text:p>
          </table:table-cell>
          <table:table-cell office:value-type="float" office:value="43.625">
            <text:p>43.625</text:p>
          </table:table-cell>
          <table:table-cell office:value-type="float" office:value="371.25">
            <text:p>371.25</text:p>
          </table:table-cell>
          <table:table-cell office:value-type="float" office:value="73.5">
            <text:p>73.5</text:p>
          </table:table-cell>
          <table:table-cell office:value-type="float" office:value="0.00522142429682825">
            <text:p>0.0052214243</text:p>
          </table:table-cell>
          <table:table-cell office:value-type="float" office:value="0.0320817490494297">
            <text:p>0.032081749</text:p>
          </table:table-cell>
          <table:table-cell office:value-type="float" office:value="0.00445184736523319">
            <text:p>0.0044518474</text:p>
          </table:table-cell>
          <table:table-cell office:value-type="float" office:value="1.01832842105141">
            <text:p>1.0183284211</text:p>
          </table:table-cell>
          <table:table-cell office:value-type="float" office:value="1.11430342937226">
            <text:p>1.1143034294</text:p>
          </table:table-cell>
          <table:table-cell office:value-type="float" office:value="1.01562031091044">
            <text:p>1.0156203109</text:p>
          </table:table-cell>
          <table:table-cell office:value-type="float" office:value="0">
            <text:p>0</text:p>
          </table:table-cell>
          <table:table-cell office:value-type="float" office:value="21.9504039500592">
            <text:p>21.95040395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8220">
            <text:p>8220</text:p>
          </table:table-cell>
          <table:table-cell office:value-type="float" office:value="11536">
            <text:p>11536</text:p>
          </table:table-cell>
          <table:table-cell office:value-type="float" office:value="18788">
            <text:p>18788</text:p>
          </table:table-cell>
          <table:table-cell office:value-type="float" office:value="160.75">
            <text:p>160.75</text:p>
          </table:table-cell>
          <table:table-cell office:value-type="float" office:value="74.75">
            <text:p>74.75</text:p>
          </table:table-cell>
          <table:table-cell office:value-type="float" office:value="93.125">
            <text:p>93.125</text:p>
          </table:table-cell>
          <table:table-cell office:value-type="float" office:value="0.0195559610705596">
            <text:p>0.0195559611</text:p>
          </table:table-cell>
          <table:table-cell office:value-type="float" office:value="0.00647971567267684">
            <text:p>0.0064797157</text:p>
          </table:table-cell>
          <table:table-cell office:value-type="float" office:value="0.00495662124760485">
            <text:p>0.0049566212</text:p>
          </table:table-cell>
          <table:table-cell office:value-type="float" office:value="1.06919543754921">
            <text:p>1.0691954375</text:p>
          </table:table-cell>
          <table:table-cell office:value-type="float" office:value="1.02276129881616">
            <text:p>1.0227612988</text:p>
          </table:table-cell>
          <table:table-cell office:value-type="float" office:value="1.01739632783123">
            <text:p>1.01739632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128">
            <text:p>8128</text:p>
          </table:table-cell>
          <table:table-cell office:value-type="float" office:value="11834">
            <text:p>11834</text:p>
          </table:table-cell>
          <table:table-cell office:value-type="float" office:value="17492">
            <text:p>17492</text:p>
          </table:table-cell>
          <table:table-cell office:value-type="float" office:value="-87.875">
            <text:p>-87.875</text:p>
          </table:table-cell>
          <table:table-cell office:value-type="float" office:value="242.25">
            <text:p>242.25</text:p>
          </table:table-cell>
          <table:table-cell office:value-type="float" office:value="126.375">
            <text:p>126.375</text:p>
          </table:table-cell>
          <table:table-cell office:value-type="float" office:value="-0.0108113927165354">
            <text:p>-0.0108113927</text:p>
          </table:table-cell>
          <table:table-cell office:value-type="float" office:value="0.0204706777082981">
            <text:p>0.0204706777</text:p>
          </table:table-cell>
          <table:table-cell office:value-type="float" office:value="0.00722473130573977">
            <text:p>0.0072247313</text:p>
          </table:table-cell>
          <table:table-cell office:value-type="float" office:value="0.962389222468569">
            <text:p>0.9623892225</text:p>
          </table:table-cell>
          <table:table-cell office:value-type="float" office:value="1.07246870732488">
            <text:p>1.0724687073</text:p>
          </table:table-cell>
          <table:table-cell office:value-type="float" office:value="1.02538886518527">
            <text:p>1.0253888652</text:p>
          </table:table-cell>
          <table:table-cell office:value-type="float" office:value="0">
            <text:p>0</text:p>
          </table:table-cell>
          <table:table-cell office:value-type="float" office:value="34.2058932386199">
            <text:p>34.20589323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8310">
            <text:p>8310</text:p>
          </table:table-cell>
          <table:table-cell office:value-type="float" office:value="11480">
            <text:p>11480</text:p>
          </table:table-cell>
          <table:table-cell office:value-type="float" office:value="19071">
            <text:p>19071</text:p>
          </table:table-cell>
          <table:table-cell office:value-type="float" office:value="-41.625">
            <text:p>-41.625</text:p>
          </table:table-cell>
          <table:table-cell office:value-type="float" office:value="407.75">
            <text:p>407.75</text:p>
          </table:table-cell>
          <table:table-cell office:value-type="float" office:value="566.5">
            <text:p>566.5</text:p>
          </table:table-cell>
          <table:table-cell office:value-type="float" office:value="-0.00500902527075812">
            <text:p>-0.0050090253</text:p>
          </table:table-cell>
          <table:table-cell office:value-type="float" office:value="0.0355182926829268">
            <text:p>0.0355182927</text:p>
          </table:table-cell>
          <table:table-cell office:value-type="float" office:value="0.029704787373499">
            <text:p>0.0297047874</text:p>
          </table:table-cell>
          <table:table-cell office:value-type="float" office:value="0.982517588607306">
            <text:p>0.9825175886</text:p>
          </table:table-cell>
          <table:table-cell office:value-type="float" office:value="1.12678666065586">
            <text:p>1.1267866607</text:p>
          </table:table-cell>
          <table:table-cell office:value-type="float" office:value="1.10569620961734">
            <text:p>1.1056962096</text:p>
          </table:table-cell>
          <table:table-cell office:value-type="float" office:value="0">
            <text:p>0</text:p>
          </table:table-cell>
          <table:table-cell office:value-type="float" office:value="19.8597743661458">
            <text:p>19.8597743661</text:p>
          </table:table-cell>
          <table:table-cell office:value-type="float" office:value="23.6794103801925">
            <text:p>23.679410380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8758">
            <text:p>8758</text:p>
          </table:table-cell>
          <table:table-cell office:value-type="float" office:value="12570">
            <text:p>12570</text:p>
          </table:table-cell>
          <table:table-cell office:value-type="float" office:value="21790">
            <text:p>21790</text:p>
          </table:table-cell>
          <table:table-cell office:value-type="float" office:value="351.5">
            <text:p>351.5</text:p>
          </table:table-cell>
          <table:table-cell office:value-type="float" office:value="379.125">
            <text:p>379.125</text:p>
          </table:table-cell>
          <table:table-cell office:value-type="float" office:value="587.375">
            <text:p>587.375</text:p>
          </table:table-cell>
          <table:table-cell office:value-type="float" office:value="0.0401347339575246">
            <text:p>0.040134734</text:p>
          </table:table-cell>
          <table:table-cell office:value-type="float" office:value="0.0301610978520286">
            <text:p>0.0301610979</text:p>
          </table:table-cell>
          <table:table-cell office:value-type="float" office:value="0.0269561725562185">
            <text:p>0.0269561726</text:p>
          </table:table-cell>
          <table:table-cell office:value-type="float" office:value="1.14362873071622">
            <text:p>1.1436287307</text:p>
          </table:table-cell>
          <table:table-cell office:value-type="float" office:value="1.10734683845643">
            <text:p>1.1073468385</text:p>
          </table:table-cell>
          <table:table-cell office:value-type="float" office:value="1.09577080901497">
            <text:p>1.095770809</text:p>
          </table:table-cell>
          <table:table-cell office:value-type="float" office:value="17.6148071110143">
            <text:p>17.614807111</text:p>
          </table:table-cell>
          <table:table-cell office:value-type="float" office:value="23.326354223623">
            <text:p>23.3263542236</text:p>
          </table:table-cell>
          <table:table-cell office:value-type="float" office:value="26.0588947013042">
            <text:p>26.058894701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678">
            <text:p>8678</text:p>
          </table:table-cell>
          <table:table-cell office:value-type="float" office:value="13432">
            <text:p>13432</text:p>
          </table:table-cell>
          <table:table-cell office:value-type="float" office:value="20808">
            <text:p>20808</text:p>
          </table:table-cell>
          <table:table-cell office:value-type="float" office:value="64.75">
            <text:p>64.75</text:p>
          </table:table-cell>
          <table:table-cell office:value-type="float" office:value="113">
            <text:p>113</text:p>
          </table:table-cell>
          <table:table-cell office:value-type="float" office:value="883.375">
            <text:p>883.375</text:p>
          </table:table-cell>
          <table:table-cell office:value-type="float" office:value="0.00746139663516939">
            <text:p>0.0074613966</text:p>
          </table:table-cell>
          <table:table-cell office:value-type="float" office:value="0.00841274568195354">
            <text:p>0.0084127457</text:p>
          </table:table-cell>
          <table:table-cell office:value-type="float" office:value="0.0424536236063053">
            <text:p>0.0424536236</text:p>
          </table:table-cell>
          <table:table-cell office:value-type="float" office:value="1.026224006205">
            <text:p>1.0262240062</text:p>
          </table:table-cell>
          <table:table-cell office:value-type="float" office:value="1.02958332749506">
            <text:p>1.0295833275</text:p>
          </table:table-cell>
          <table:table-cell office:value-type="float" office:value="1.15212021053039">
            <text:p>1.152120210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13338420331">
            <text:p>16.67133384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9156">
            <text:p>9156</text:p>
          </table:table-cell>
          <table:table-cell office:value-type="float" office:value="12526">
            <text:p>12526</text:p>
          </table:table-cell>
          <table:table-cell office:value-type="float" office:value="19922">
            <text:p>19922</text:p>
          </table:table-cell>
          <table:table-cell office:value-type="float" office:value="123.375">
            <text:p>123.375</text:p>
          </table:table-cell>
          <table:table-cell office:value-type="float" office:value="171.5">
            <text:p>171.5</text:p>
          </table:table-cell>
          <table:table-cell office:value-type="float" office:value="1249.125">
            <text:p>1249.125</text:p>
          </table:table-cell>
          <table:table-cell office:value-type="float" office:value="0.0134747706422018">
            <text:p>0.0134747706</text:p>
          </table:table-cell>
          <table:table-cell office:value-type="float" office:value="0.0136915216349992">
            <text:p>0.0136915216</text:p>
          </table:table-cell>
          <table:table-cell office:value-type="float" office:value="0.0627007830539102">
            <text:p>0.0627007831</text:p>
          </table:table-cell>
          <table:table-cell office:value-type="float" office:value="1.04751757335767">
            <text:p>1.0475175734</text:p>
          </table:table-cell>
          <table:table-cell office:value-type="float" office:value="1.04828774294127">
            <text:p>1.0482877429</text:p>
          </table:table-cell>
          <table:table-cell office:value-type="float" office:value="1.22715826155201">
            <text:p>1.2271582616</text:p>
          </table:table-cell>
          <table:table-cell table:number-columns-repeated="2" office:value-type="float" office:value="0">
            <text:p>0</text:p>
          </table:table-cell>
          <table:table-cell office:value-type="float" office:value="11.3979019703871">
            <text:p>11.397901970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8720">
            <text:p>8720</text:p>
          </table:table-cell>
          <table:table-cell office:value-type="float" office:value="13816">
            <text:p>13816</text:p>
          </table:table-cell>
          <table:table-cell office:value-type="float" office:value="20285">
            <text:p>20285</text:p>
          </table:table-cell>
          <table:table-cell office:value-type="float" office:value="264.75">
            <text:p>264.75</text:p>
          </table:table-cell>
          <table:table-cell office:value-type="float" office:value="359.25">
            <text:p>359.25</text:p>
          </table:table-cell>
          <table:table-cell office:value-type="float" office:value="1105.375">
            <text:p>1105.375</text:p>
          </table:table-cell>
          <table:table-cell office:value-type="float" office:value="0.0303612385321101">
            <text:p>0.0303612385</text:p>
          </table:table-cell>
          <table:table-cell office:value-type="float" office:value="0.0260024609148813">
            <text:p>0.0260024609</text:p>
          </table:table-cell>
          <table:table-cell office:value-type="float" office:value="0.0544922356421001">
            <text:p>0.0544922356</text:p>
          </table:table-cell>
          <table:table-cell office:value-type="float" office:value="1.10807107228058">
            <text:p>1.1080710723</text:p>
          </table:table-cell>
          <table:table-cell office:value-type="float" office:value="1.0923338240304">
            <text:p>1.092333824</text:p>
          </table:table-cell>
          <table:table-cell office:value-type="float" office:value="1.19654285608809">
            <text:p>1.1965428561</text:p>
          </table:table-cell>
          <table:table-cell office:value-type="float" office:value="23.1748494321471">
            <text:p>23.1748494321</text:p>
          </table:table-cell>
          <table:table-cell office:value-type="float" office:value="27.0020746866629">
            <text:p>27.0020746867</text:p>
          </table:table-cell>
          <table:table-cell office:value-type="float" office:value="13.0636179703267">
            <text:p>13.063617970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758">
            <text:p>8758</text:p>
          </table:table-cell>
          <table:table-cell office:value-type="float" office:value="14808">
            <text:p>14808</text:p>
          </table:table-cell>
          <table:table-cell office:value-type="float" office:value="21306">
            <text:p>21306</text:p>
          </table:table-cell>
          <table:table-cell office:value-type="float" office:value="351.5">
            <text:p>351.5</text:p>
          </table:table-cell>
          <table:table-cell office:value-type="float" office:value="506.75">
            <text:p>506.75</text:p>
          </table:table-cell>
          <table:table-cell office:value-type="float" office:value="544">
            <text:p>544</text:p>
          </table:table-cell>
          <table:table-cell office:value-type="float" office:value="0.0401347339575246">
            <text:p>0.040134734</text:p>
          </table:table-cell>
          <table:table-cell office:value-type="float" office:value="0.0342213668287412">
            <text:p>0.0342213668</text:p>
          </table:table-cell>
          <table:table-cell office:value-type="float" office:value="0.0255327137895429">
            <text:p>0.0255327138</text:p>
          </table:table-cell>
          <table:table-cell office:value-type="float" office:value="1.14362873071622">
            <text:p>1.1436287307</text:p>
          </table:table-cell>
          <table:table-cell office:value-type="float" office:value="1.12207014371794">
            <text:p>1.1220701437</text:p>
          </table:table-cell>
          <table:table-cell office:value-type="float" office:value="1.09064226043138">
            <text:p>1.0906422604</text:p>
          </table:table-cell>
          <table:table-cell office:value-type="float" office:value="17.6148071110143">
            <text:p>17.614807111</text:p>
          </table:table-cell>
          <table:table-cell office:value-type="float" office:value="20.5994369985808">
            <text:p>20.5994369986</text:p>
          </table:table-cell>
          <table:table-cell office:value-type="float" office:value="27.4925324188815">
            <text:p>27.492532418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373">
            <text:p>8373</text:p>
          </table:table-cell>
          <table:table-cell office:value-type="float" office:value="14274">
            <text:p>14274</text:p>
          </table:table-cell>
          <table:table-cell office:value-type="float" office:value="22891">
            <text:p>22891</text:p>
          </table:table-cell>
          <table:table-cell office:value-type="float" office:value="84">
            <text:p>84</text:p>
          </table:table-cell>
          <table:table-cell office:value-type="float" office:value="185.125">
            <text:p>185.125</text:p>
          </table:table-cell>
          <table:table-cell office:value-type="float" office:value="809.75">
            <text:p>809.75</text:p>
          </table:table-cell>
          <table:table-cell office:value-type="float" office:value="0.0100322465066284">
            <text:p>0.0100322465</text:p>
          </table:table-cell>
          <table:table-cell office:value-type="float" office:value="0.0129693848956144">
            <text:p>0.0129693849</text:p>
          </table:table-cell>
          <table:table-cell office:value-type="float" office:value="0.0353741645188065">
            <text:p>0.0353741645</text:p>
          </table:table-cell>
          <table:table-cell office:value-type="float" office:value="1.03531012887434">
            <text:p>1.0353101289</text:p>
          </table:table-cell>
          <table:table-cell office:value-type="float" office:value="1.04572252882601">
            <text:p>1.0457225288</text:p>
          </table:table-cell>
          <table:table-cell office:value-type="float" office:value="1.12626218558601">
            <text:p>1.1262621856</text:p>
          </table:table-cell>
          <table:table-cell table:number-columns-repeated="2" office:value-type="float" office:value="0">
            <text:p>0</text:p>
          </table:table-cell>
          <table:table-cell office:value-type="float" office:value="19.9392950219449">
            <text:p>19.939295021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8888">
            <text:p>8888</text:p>
          </table:table-cell>
          <table:table-cell office:value-type="float" office:value="14923">
            <text:p>14923</text:p>
          </table:table-cell>
          <table:table-cell office:value-type="float" office:value="26173">
            <text:p>26173</text:p>
          </table:table-cell>
          <table:table-cell office:value-type="float" office:value="75.625">
            <text:p>75.625</text:p>
          </table:table-cell>
          <table:table-cell office:value-type="float" office:value="164.75">
            <text:p>164.75</text:p>
          </table:table-cell>
          <table:table-cell office:value-type="float" office:value="878.625">
            <text:p>878.625</text:p>
          </table:table-cell>
          <table:table-cell office:value-type="float" office:value="0.00850866336633663">
            <text:p>0.0085086634</text:p>
          </table:table-cell>
          <table:table-cell office:value-type="float" office:value="0.0110400053608524">
            <text:p>0.0110400054</text:p>
          </table:table-cell>
          <table:table-cell office:value-type="float" office:value="0.0335699002789134">
            <text:p>0.0335699003</text:p>
          </table:table-cell>
          <table:table-cell office:value-type="float" office:value="1.02992222059265">
            <text:p>1.0299222206</text:p>
          </table:table-cell>
          <table:table-cell office:value-type="float" office:value="1.03887890693098">
            <text:p>1.0388789069</text:p>
          </table:table-cell>
          <table:table-cell office:value-type="float" office:value="1.11970344985748">
            <text:p>1.1197034499</text:p>
          </table:table-cell>
          <table:table-cell table:number-columns-repeated="2" office:value-type="float" office:value="0">
            <text:p>0</text:p>
          </table:table-cell>
          <table:table-cell office:value-type="float" office:value="20.9925436472851">
            <text:p>20.992543647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0460">
            <text:p>10460</text:p>
          </table:table-cell>
          <table:table-cell office:value-type="float" office:value="16354">
            <text:p>16354</text:p>
          </table:table-cell>
          <table:table-cell office:value-type="float" office:value="27914">
            <text:p>27914</text:p>
          </table:table-cell>
          <table:table-cell office:value-type="float" office:value="292.25">
            <text:p>292.25</text:p>
          </table:table-cell>
          <table:table-cell office:value-type="float" office:value="602.75">
            <text:p>602.75</text:p>
          </table:table-cell>
          <table:table-cell office:value-type="float" office:value="1051.875">
            <text:p>1051.875</text:p>
          </table:table-cell>
          <table:table-cell office:value-type="float" office:value="0.0279397705544933">
            <text:p>0.0279397706</text:p>
          </table:table-cell>
          <table:table-cell office:value-type="float" office:value="0.0368564265623089">
            <text:p>0.0368564266</text:p>
          </table:table-cell>
          <table:table-cell office:value-type="float" office:value="0.0376827040194884">
            <text:p>0.037682704</text:p>
          </table:table-cell>
          <table:table-cell office:value-type="float" office:value="1.09931923326686">
            <text:p>1.0993192333</text:p>
          </table:table-cell>
          <table:table-cell office:value-type="float" office:value="1.13165994947881">
            <text:p>1.1316599495</text:p>
          </table:table-cell>
          <table:table-cell office:value-type="float" office:value="1.13467263698536">
            <text:p>1.134672637</text:p>
          </table:table-cell>
          <table:table-cell office:value-type="float" office:value="25.1536029534062">
            <text:p>25.1536029534</text:p>
          </table:table-cell>
          <table:table-cell office:value-type="float" office:value="19.1511673673785">
            <text:p>19.1511673674</text:p>
          </table:table-cell>
          <table:table-cell office:value-type="float" office:value="18.7387427950018">
            <text:p>18.73874279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335">
            <text:p>11335</text:p>
          </table:table-cell>
          <table:table-cell office:value-type="float" office:value="15932">
            <text:p>15932</text:p>
          </table:table-cell>
          <table:table-cell office:value-type="float" office:value="27317">
            <text:p>27317</text:p>
          </table:table-cell>
          <table:table-cell office:value-type="float" office:value="366">
            <text:p>366</text:p>
          </table:table-cell>
          <table:table-cell office:value-type="float" office:value="635.75">
            <text:p>635.75</text:p>
          </table:table-cell>
          <table:table-cell office:value-type="float" office:value="1080.375">
            <text:p>1080.375</text:p>
          </table:table-cell>
          <table:table-cell office:value-type="float" office:value="0.0322893692104102">
            <text:p>0.0322893692</text:p>
          </table:table-cell>
          <table:table-cell office:value-type="float" office:value="0.0399039668591514">
            <text:p>0.0399039669</text:p>
          </table:table-cell>
          <table:table-cell office:value-type="float" office:value="0.0395495479005747">
            <text:p>0.0395495479</text:p>
          </table:table-cell>
          <table:table-cell office:value-type="float" office:value="1.11505629482989">
            <text:p>1.1150562948</text:p>
          </table:table-cell>
          <table:table-cell office:value-type="float" office:value="1.14278484408638">
            <text:p>1.1427848441</text:p>
          </table:table-cell>
          <table:table-cell office:value-type="float" office:value="1.14148918446073">
            <text:p>1.1414891845</text:p>
          </table:table-cell>
          <table:table-cell office:value-type="float" office:value="21.8114682977993">
            <text:p>21.8114682978</text:p>
          </table:table-cell>
          <table:table-cell office:value-type="float" office:value="17.7146963292183">
            <text:p>17.7146963292</text:p>
          </table:table-cell>
          <table:table-cell office:value-type="float" office:value="17.8703788080916">
            <text:p>17.870378808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6028">
            <text:p>16028</text:p>
          </table:table-cell>
          <table:table-cell office:value-type="float" office:value="27030">
            <text:p>27030</text:p>
          </table:table-cell>
          <table:table-cell office:value-type="float" office:value="442.625">
            <text:p>442.625</text:p>
          </table:table-cell>
          <table:table-cell office:value-type="float" office:value="592.625">
            <text:p>592.625</text:p>
          </table:table-cell>
          <table:table-cell office:value-type="float" office:value="1031.125">
            <text:p>1031.125</text:p>
          </table:table-cell>
          <table:table-cell office:value-type="float" office:value="0.0402386363636364">
            <text:p>0.0402386364</text:p>
          </table:table-cell>
          <table:table-cell office:value-type="float" office:value="0.0369743573745945">
            <text:p>0.0369743574</text:p>
          </table:table-cell>
          <table:table-cell office:value-type="float" office:value="0.0381474287828339">
            <text:p>0.0381474288</text:p>
          </table:table-cell>
          <table:table-cell office:value-type="float" office:value="1.14400875707128">
            <text:p>1.1440087571</text:p>
          </table:table-cell>
          <table:table-cell office:value-type="float" office:value="1.13208977289348">
            <text:p>1.1320897729</text:p>
          </table:table-cell>
          <table:table-cell office:value-type="float" office:value="1.13636824433249">
            <text:p>1.1363682443</text:p>
          </table:table-cell>
          <table:table-cell office:value-type="float" office:value="17.5702062128756">
            <text:p>17.5702062129</text:p>
          </table:table-cell>
          <table:table-cell office:value-type="float" office:value="19.0911763194239">
            <text:p>19.0911763194</text:p>
          </table:table-cell>
          <table:table-cell office:value-type="float" office:value="18.5146313355154">
            <text:p>18.514631335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373">
            <text:p>10373</text:p>
          </table:table-cell>
          <table:table-cell office:value-type="float" office:value="17888">
            <text:p>17888</text:p>
          </table:table-cell>
          <table:table-cell office:value-type="float" office:value="26951">
            <text:p>26951</text:p>
          </table:table-cell>
          <table:table-cell office:value-type="float" office:value="595.625">
            <text:p>595.625</text:p>
          </table:table-cell>
          <table:table-cell office:value-type="float" office:value="591">
            <text:p>591</text:p>
          </table:table-cell>
          <table:table-cell office:value-type="float" office:value="832.625">
            <text:p>832.625</text:p>
          </table:table-cell>
          <table:table-cell office:value-type="float" office:value="0.0574207076062856">
            <text:p>0.0574207076</text:p>
          </table:table-cell>
          <table:table-cell office:value-type="float" office:value="0.033038908765653">
            <text:p>0.0330389088</text:p>
          </table:table-cell>
          <table:table-cell office:value-type="float" office:value="0.0308940299061259">
            <text:p>0.0308940299</text:p>
          </table:table-cell>
          <table:table-cell office:value-type="float" office:value="1.20743486643953">
            <text:p>1.2074348664</text:p>
          </table:table-cell>
          <table:table-cell office:value-type="float" office:value="1.11777565688494">
            <text:p>1.1177756569</text:p>
          </table:table-cell>
          <table:table-cell office:value-type="float" office:value="1.10999980919577">
            <text:p>1.1099998092</text:p>
          </table:table-cell>
          <table:table-cell office:value-type="float" office:value="12.414728723245">
            <text:p>12.4147287232</text:p>
          </table:table-cell>
          <table:table-cell office:value-type="float" office:value="21.3244198693744">
            <text:p>21.3244198694</text:p>
          </table:table-cell>
          <table:table-cell office:value-type="float" office:value="22.7810985546896">
            <text:p>22.781098554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1058">
            <text:p>11058</text:p>
          </table:table-cell>
          <table:table-cell office:value-type="float" office:value="18800">
            <text:p>18800</text:p>
          </table:table-cell>
          <table:table-cell office:value-type="float" office:value="28700">
            <text:p>28700</text:p>
          </table:table-cell>
          <table:table-cell office:value-type="float" office:value="551.25">
            <text:p>551.25</text:p>
          </table:table-cell>
          <table:table-cell office:value-type="float" office:value="1022.375">
            <text:p>1022.375</text:p>
          </table:table-cell>
          <table:table-cell office:value-type="float" office:value="578.625">
            <text:p>578.625</text:p>
          </table:table-cell>
          <table:table-cell office:value-type="float" office:value="0.0498507867607162">
            <text:p>0.0498507868</text:p>
          </table:table-cell>
          <table:table-cell office:value-type="float" office:value="0.0543816489361702">
            <text:p>0.0543816489</text:p>
          </table:table-cell>
          <table:table-cell office:value-type="float" office:value="0.020161149825784">
            <text:p>0.0201611498</text:p>
          </table:table-cell>
          <table:table-cell office:value-type="float" office:value="1.17934855150621">
            <text:p>1.1793485515</text:p>
          </table:table-cell>
          <table:table-cell office:value-type="float" office:value="1.19613220420899">
            <text:p>1.1961322042</text:p>
          </table:table-cell>
          <table:table-cell office:value-type="float" office:value="1.07136070943635">
            <text:p>1.0713607094</text:p>
          </table:table-cell>
          <table:table-cell office:value-type="float" office:value="14.2482018160655">
            <text:p>14.2482018161</text:p>
          </table:table-cell>
          <table:table-cell office:value-type="float" office:value="13.0894907488054">
            <text:p>13.0894907488</text:p>
          </table:table-cell>
          <table:table-cell office:value-type="float" office:value="34.7257603682112">
            <text:p>34.725760368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1104">
            <text:p>11104</text:p>
          </table:table-cell>
          <table:table-cell office:value-type="float" office:value="18750">
            <text:p>18750</text:p>
          </table:table-cell>
          <table:table-cell office:value-type="float" office:value="29452">
            <text:p>29452</text:p>
          </table:table-cell>
          <table:table-cell office:value-type="float" office:value="355">
            <text:p>355</text:p>
          </table:table-cell>
          <table:table-cell office:value-type="float" office:value="637.125">
            <text:p>637.125</text:p>
          </table:table-cell>
          <table:table-cell office:value-type="float" office:value="168.125">
            <text:p>168.125</text:p>
          </table:table-cell>
          <table:table-cell office:value-type="float" office:value="0.0319704610951009">
            <text:p>0.0319704611</text:p>
          </table:table-cell>
          <table:table-cell office:value-type="float" office:value="0.03398">
            <text:p>0.03398</text:p>
          </table:table-cell>
          <table:table-cell office:value-type="float" office:value="0.00570844085291321">
            <text:p>0.0057084409</text:p>
          </table:table-cell>
          <table:table-cell office:value-type="float" office:value="1.11389995018281">
            <text:p>1.1138999502</text:p>
          </table:table-cell>
          <table:table-cell office:value-type="float" office:value="1.121193095184">
            <text:p>1.1211930952</text:p>
          </table:table-cell>
          <table:table-cell office:value-type="float" office:value="1.02004341212726">
            <text:p>1.0200434121</text:p>
          </table:table-cell>
          <table:table-cell office:value-type="float" office:value="22.025618636287">
            <text:p>22.0256186363</text:p>
          </table:table-cell>
          <table:table-cell office:value-type="float" office:value="20.7433244803658">
            <text:p>20.7433244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9025">
            <text:p>19025</text:p>
          </table:table-cell>
          <table:table-cell office:value-type="float" office:value="31017">
            <text:p>31017</text:p>
          </table:table-cell>
          <table:table-cell office:value-type="float" office:value="375">
            <text:p>375</text:p>
          </table:table-cell>
          <table:table-cell office:value-type="float" office:value="687.75">
            <text:p>687.75</text:p>
          </table:table-cell>
          <table:table-cell office:value-type="float" office:value="-407">
            <text:p>-407</text:p>
          </table:table-cell>
          <table:table-cell office:value-type="float" office:value="0.0314755749538358">
            <text:p>0.031475575</text:p>
          </table:table-cell>
          <table:table-cell office:value-type="float" office:value="0.036149802890933">
            <text:p>0.0361498029</text:p>
          </table:table-cell>
          <table:table-cell office:value-type="float" office:value="-0.01312183641229">
            <text:p>-0.0131218364</text:p>
          </table:table-cell>
          <table:table-cell office:value-type="float" office:value="1.11210630750303">
            <text:p>1.1121063075</text:p>
          </table:table-cell>
          <table:table-cell office:value-type="float" office:value="1.12908565428641">
            <text:p>1.1290856543</text:p>
          </table:table-cell>
          <table:table-cell office:value-type="float" office:value="0.954411050435013">
            <text:p>0.9544110504</text:p>
          </table:table-cell>
          <table:table-cell office:value-type="float" office:value="22.36653156924">
            <text:p>22.3665315692</text:p>
          </table:table-cell>
          <table:table-cell office:value-type="float" office:value="19.5188228100039">
            <text:p>19.51882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13653">
            <text:p>13653</text:p>
          </table:table-cell>
          <table:table-cell office:value-type="float" office:value="19375">
            <text:p>19375</text:p>
          </table:table-cell>
          <table:table-cell office:value-type="float" office:value="32834">
            <text:p>32834</text:p>
          </table:table-cell>
          <table:table-cell office:value-type="float" office:value="484.375">
            <text:p>484.375</text:p>
          </table:table-cell>
          <table:table-cell office:value-type="float" office:value="659.5">
            <text:p>659.5</text:p>
          </table:table-cell>
          <table:table-cell office:value-type="float" office:value="-508.625">
            <text:p>-508.625</text:p>
          </table:table-cell>
          <table:table-cell office:value-type="float" office:value="0.0354775507214532">
            <text:p>0.0354775507</text:p>
          </table:table-cell>
          <table:table-cell office:value-type="float" office:value="0.0340387096774194">
            <text:p>0.0340387097</text:p>
          </table:table-cell>
          <table:table-cell office:value-type="float" office:value="-0.0154908022172139">
            <text:p>-0.0154908022</text:p>
          </table:table-cell>
          <table:table-cell office:value-type="float" office:value="1.12663839447126">
            <text:p>1.1266383945</text:p>
          </table:table-cell>
          <table:table-cell office:value-type="float" office:value="1.12140640603371">
            <text:p>1.121406406</text:p>
          </table:table-cell>
          <table:table-cell office:value-type="float" office:value="0.946252523548284">
            <text:p>0.9462525235</text:p>
          </table:table-cell>
          <table:table-cell office:value-type="float" office:value="19.8821876617953">
            <text:p>19.8821876618</text:p>
          </table:table-cell>
          <table:table-cell office:value-type="float" office:value="20.7081377290975">
            <text:p>20.70813772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4870">
            <text:p>14870</text:p>
          </table:table-cell>
          <table:table-cell office:value-type="float" office:value="20266">
            <text:p>20266</text:p>
          </table:table-cell>
          <table:table-cell office:value-type="float" office:value="32543">
            <text:p>32543</text:p>
          </table:table-cell>
          <table:table-cell office:value-type="float" office:value="469.625">
            <text:p>469.625</text:p>
          </table:table-cell>
          <table:table-cell office:value-type="float" office:value="450.25">
            <text:p>450.25</text:p>
          </table:table-cell>
          <table:table-cell office:value-type="float" office:value="-689">
            <text:p>-689</text:p>
          </table:table-cell>
          <table:table-cell office:value-type="float" office:value="0.0315820443846671">
            <text:p>0.0315820444</text:p>
          </table:table-cell>
          <table:table-cell office:value-type="float" office:value="0.0222170137175565">
            <text:p>0.0222170137</text:p>
          </table:table-cell>
          <table:table-cell office:value-type="float" office:value="-0.0211719878314845">
            <text:p>-0.0211719878</text:p>
          </table:table-cell>
          <table:table-cell office:value-type="float" office:value="1.11249210938026">
            <text:p>1.1124921094</text:p>
          </table:table-cell>
          <table:table-cell office:value-type="float" office:value="1.07872699558056">
            <text:p>1.0787269956</text:p>
          </table:table-cell>
          <table:table-cell office:value-type="float" office:value="0.926776618604528">
            <text:p>0.9267766186</text:p>
          </table:table-cell>
          <table:table-cell office:value-type="float" office:value="22.2922858607994">
            <text:p>22.2922858608</text:p>
          </table:table-cell>
          <table:table-cell office:value-type="float" office:value="31.5442399596493">
            <text:p>31.5442399596</text:p>
          </table:table-cell>
          <table:table-cell office:value-type="float" office:value="-32.3910708925592">
            <text:p>-32.391070892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table:number-columns-repeated="2" office:value-type="float" office:value="626">
            <text:p>626</text:p>
          </table:table-cell>
          <table:table-cell office:value-type="float" office:value="14435">
            <text:p>14435</text:p>
          </table:table-cell>
          <table:table-cell office:value-type="float" office:value="20315">
            <text:p>20315</text:p>
          </table:table-cell>
          <table:table-cell office:value-type="float" office:value="29100">
            <text:p>29100</text:p>
          </table:table-cell>
          <table:table-cell office:value-type="float" office:value="536.375">
            <text:p>536.375</text:p>
          </table:table-cell>
          <table:table-cell office:value-type="float" office:value="74.625">
            <text:p>74.625</text:p>
          </table:table-cell>
          <table:table-cell office:value-type="float" office:value="180.375">
            <text:p>180.375</text:p>
          </table:table-cell>
          <table:table-cell office:value-type="float" office:value="0.0371579494284725">
            <text:p>0.0371579494</text:p>
          </table:table-cell>
          <table:table-cell office:value-type="float" office:value="0.00367339404380999">
            <text:p>0.003673394</text:p>
          </table:table-cell>
          <table:table-cell office:value-type="float" office:value="0.00619845360824742">
            <text:p>0.0061984536</text:p>
          </table:table-cell>
          <table:table-cell office:value-type="float" office:value="1.13275902088288">
            <text:p>1.1327590209</text:p>
          </table:table-cell>
          <table:table-cell office:value-type="float" office:value="1.01288332704799">
            <text:p>1.012883327</text:p>
          </table:table-cell>
          <table:table-cell office:value-type="float" office:value="1.02176989245005">
            <text:p>1.0217698925</text:p>
          </table:table-cell>
          <table:table-cell office:value-type="float" office:value="18.9985413617629">
            <text:p>18.99854136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3425">
            <text:p>13425</text:p>
          </table:table-cell>
          <table:table-cell office:value-type="float" office:value="18121">
            <text:p>18121</text:p>
          </table:table-cell>
          <table:table-cell office:value-type="float" office:value="29597">
            <text:p>29597</text:p>
          </table:table-cell>
          <table:table-cell office:value-type="float" office:value="-297.625">
            <text:p>-297.625</text:p>
          </table:table-cell>
          <table:table-cell office:value-type="float" office:value="661.625">
            <text:p>661.625</text:p>
          </table:table-cell>
          <table:table-cell office:value-type="float" office:value="-348.125">
            <text:p>-348.125</text:p>
          </table:table-cell>
          <table:table-cell office:value-type="float" office:value="-0.0221694599627561">
            <text:p>-0.02216946</text:p>
          </table:table-cell>
          <table:table-cell office:value-type="float" office:value="0.0365115059875283">
            <text:p>0.036511506</text:p>
          </table:table-cell>
          <table:table-cell office:value-type="float" office:value="-0.0117621718417407">
            <text:p>-0.0117621718</text:p>
          </table:table-cell>
          <table:table-cell office:value-type="float" office:value="0.923370200642233">
            <text:p>0.9233702006</text:p>
          </table:table-cell>
          <table:table-cell office:value-type="float" office:value="1.13040312749252">
            <text:p>1.1304031275</text:p>
          </table:table-cell>
          <table:table-cell office:value-type="float" office:value="0.959103561979319">
            <text:p>0.959103562</text:p>
          </table:table-cell>
          <table:table-cell office:value-type="float" office:value="-30.917989157904">
            <text:p>-30.9179891579</text:p>
          </table:table-cell>
          <table:table-cell office:value-type="float" office:value="19.3288514657566">
            <text:p>19.32885146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12348">
            <text:p>12348</text:p>
          </table:table-cell>
          <table:table-cell office:value-type="float" office:value="18972">
            <text:p>18972</text:p>
          </table:table-cell>
          <table:table-cell office:value-type="float" office:value="31967">
            <text:p>31967</text:p>
          </table:table-cell>
          <table:table-cell office:value-type="float" office:value="-312.625">
            <text:p>-312.625</text:p>
          </table:table-cell>
          <table:table-cell office:value-type="float" office:value="-182.5">
            <text:p>-182.5</text:p>
          </table:table-cell>
          <table:table-cell office:value-type="float" office:value="-352.875">
            <text:p>-352.875</text:p>
          </table:table-cell>
          <table:table-cell office:value-type="float" office:value="-0.0253178652413346">
            <text:p>-0.0253178652</text:p>
          </table:table-cell>
          <table:table-cell office:value-type="float" office:value="-0.00961943917351887">
            <text:p>-0.0096194392</text:p>
          </table:table-cell>
          <table:table-cell office:value-type="float" office:value="-0.0110387274376701">
            <text:p>-0.0110387274</text:p>
          </table:table-cell>
          <table:table-cell office:value-type="float" office:value="0.91264382048407">
            <text:p>0.9126438205</text:p>
          </table:table-cell>
          <table:table-cell office:value-type="float" office:value="0.96651332876831">
            <text:p>0.9665133288</text:p>
          </table:table-cell>
          <table:table-cell office:value-type="float" office:value="0.961603286834903">
            <text:p>0.9616032868</text:p>
          </table:table-cell>
          <table:table-cell office:value-type="float" office:value="-27.0297344955938">
            <text:p>-27.0297344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3338">
            <text:p>13338</text:p>
          </table:table-cell>
          <table:table-cell office:value-type="float" office:value="19608">
            <text:p>19608</text:p>
          </table:table-cell>
          <table:table-cell office:value-type="float" office:value="31847">
            <text:p>31847</text:p>
          </table:table-cell>
          <table:table-cell office:value-type="float" office:value="-403.75">
            <text:p>-403.75</text:p>
          </table:table-cell>
          <table:table-cell office:value-type="float" office:value="331.25">
            <text:p>331.25</text:p>
          </table:table-cell>
          <table:table-cell office:value-type="float" office:value="-437.875">
            <text:p>-437.875</text:p>
          </table:table-cell>
          <table:table-cell office:value-type="float" office:value="-0.0302706552706553">
            <text:p>-0.0302706553</text:p>
          </table:table-cell>
          <table:table-cell office:value-type="float" office:value="0.0168936148510812">
            <text:p>0.0168936149</text:p>
          </table:table-cell>
          <table:table-cell office:value-type="float" office:value="-0.0137493327471975">
            <text:p>-0.0137493327</text:p>
          </table:table-cell>
          <table:table-cell office:value-type="float" office:value="0.895848679190916">
            <text:p>0.8958486792</text:p>
          </table:table-cell>
          <table:table-cell office:value-type="float" office:value="1.05968702465535">
            <text:p>1.0596870247</text:p>
          </table:table-cell>
          <table:table-cell office:value-type="float" office:value="0.952247861920755">
            <text:p>0.9522478619</text:p>
          </table:table-cell>
          <table:table-cell office:value-type="float" office:value="-22.549971902053">
            <text:p>-22.54997190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3377">
            <text:p>13377</text:p>
          </table:table-cell>
          <table:table-cell office:value-type="float" office:value="19500">
            <text:p>19500</text:p>
          </table:table-cell>
          <table:table-cell office:value-type="float" office:value="28001">
            <text:p>28001</text:p>
          </table:table-cell>
          <table:table-cell office:value-type="float" office:value="-285.75">
            <text:p>-285.75</text:p>
          </table:table-cell>
          <table:table-cell office:value-type="float" office:value="-469">
            <text:p>-469</text:p>
          </table:table-cell>
          <table:table-cell office:value-type="float" office:value="77.25">
            <text:p>77.25</text:p>
          </table:table-cell>
          <table:table-cell office:value-type="float" office:value="-0.021361291769455">
            <text:p>-0.0213612918</text:p>
          </table:table-cell>
          <table:table-cell office:value-type="float" office:value="-0.0240512820512821">
            <text:p>-0.0240512821</text:p>
          </table:table-cell>
          <table:table-cell office:value-type="float" office:value="0.00275883004178422">
            <text:p>0.00275883</text:p>
          </table:table-cell>
          <table:table-cell office:value-type="float" office:value="0.926129836187585">
            <text:p>0.9261298362</text:p>
          </table:table-cell>
          <table:table-cell office:value-type="float" office:value="0.916954302590401">
            <text:p>0.9169543026</text:p>
          </table:table-cell>
          <table:table-cell office:value-type="float" office:value="1.00967082298692">
            <text:p>1.009670823</text:p>
          </table:table-cell>
          <table:table-cell office:value-type="float" office:value="-32.100927500168">
            <text:p>-32.1009275002</text:p>
          </table:table-cell>
          <table:table-cell office:value-type="float" office:value="-28.4715724709859">
            <text:p>-28.4715724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table:number-columns-repeated="2" office:value-type="float" office:value="599">
            <text:p>599</text:p>
          </table:table-cell>
          <table:table-cell office:value-type="float" office:value="13105">
            <text:p>13105</text:p>
          </table:table-cell>
          <table:table-cell office:value-type="float" office:value="17640">
            <text:p>17640</text:p>
          </table:table-cell>
          <table:table-cell office:value-type="float" office:value="29151">
            <text:p>29151</text:p>
          </table:table-cell>
          <table:table-cell office:value-type="float" office:value="-383.75">
            <text:p>-383.75</text:p>
          </table:table-cell>
          <table:table-cell office:value-type="float" office:value="523.625">
            <text:p>523.625</text:p>
          </table:table-cell>
          <table:table-cell office:value-type="float" office:value="-284.125">
            <text:p>-284.125</text:p>
          </table:table-cell>
          <table:table-cell office:value-type="float" office:value="-0.0292827165204121">
            <text:p>-0.0292827165</text:p>
          </table:table-cell>
          <table:table-cell office:value-type="float" office:value="0.0296839569160998">
            <text:p>0.0296839569</text:p>
          </table:table-cell>
          <table:table-cell office:value-type="float" office:value="-0.00974666392233543">
            <text:p>-0.0097466639</text:p>
          </table:table-cell>
          <table:table-cell office:value-type="float" office:value="0.899191148052715">
            <text:p>0.8991911481</text:p>
          </table:table-cell>
          <table:table-cell office:value-type="float" office:value="1.10562087831082">
            <text:p>1.1056208783</text:p>
          </table:table-cell>
          <table:table-cell office:value-type="float" office:value="0.966072871288751">
            <text:p>0.9660728713</text:p>
          </table:table-cell>
          <table:table-cell office:value-type="float" office:value="-23.3225730654108">
            <text:p>-23.3225730654</text:p>
          </table:table-cell>
          <table:table-cell office:value-type="float" office:value="23.6957863495078">
            <text:p>23.69578634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435">
            <text:p>435</text:p>
          </table:table-cell>
          <table:table-cell table:number-columns-repeated="2" office:value-type="float" office:value="310">
            <text:p>310</text:p>
          </table:table-cell>
          <table:table-cell office:value-type="float" office:value="12869">
            <text:p>12869</text:p>
          </table:table-cell>
          <table:table-cell office:value-type="float" office:value="19980">
            <text:p>19980</text:p>
          </table:table-cell>
          <table:table-cell office:value-type="float" office:value="31535">
            <text:p>31535</text:p>
          </table:table-cell>
          <table:table-cell office:value-type="float" office:value="-460.625">
            <text:p>-460.625</text:p>
          </table:table-cell>
          <table:table-cell office:value-type="float" office:value="1417.5">
            <text:p>1417.5</text:p>
          </table:table-cell>
          <table:table-cell office:value-type="float" office:value="1351.5">
            <text:p>1351.5</text:p>
          </table:table-cell>
          <table:table-cell office:value-type="float" office:value="-0.0357933794389618">
            <text:p>-0.0357933794</text:p>
          </table:table-cell>
          <table:table-cell office:value-type="float" office:value="0.0709459459459459">
            <text:p>0.0709459459</text:p>
          </table:table-cell>
          <table:table-cell office:value-type="float" office:value="0.0428571428571429">
            <text:p>0.0428571429</text:p>
          </table:table-cell>
          <table:table-cell office:value-type="float" office:value="0.87723425734649">
            <text:p>0.8772342573</text:p>
          </table:table-cell>
          <table:table-cell office:value-type="float" office:value="1.25817613221329">
            <text:p>1.2581761322</text:p>
          </table:table-cell>
          <table:table-cell office:value-type="float" office:value="1.1536">
            <text:p>1.1536</text:p>
          </table:table-cell>
          <table:table-cell office:value-type="float" office:value="-19.0165553781168">
            <text:p>-19.0165553781</text:p>
          </table:table-cell>
          <table:table-cell office:value-type="float" office:value="10.1126892856572">
            <text:p>10.1126892857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2818">
            <text:p>12818</text:p>
          </table:table-cell>
          <table:table-cell office:value-type="float" office:value="21060">
            <text:p>21060</text:p>
          </table:table-cell>
          <table:table-cell office:value-type="float" office:value="31005">
            <text:p>31005</text:p>
          </table:table-cell>
          <table:table-cell office:value-type="float" office:value="-326.875">
            <text:p>-326.875</text:p>
          </table:table-cell>
          <table:table-cell office:value-type="float" office:value="-565">
            <text:p>-565</text:p>
          </table:table-cell>
          <table:table-cell office:value-type="float" office:value="1510.5">
            <text:p>1510.5</text:p>
          </table:table-cell>
          <table:table-cell office:value-type="float" office:value="-0.025501248244656">
            <text:p>-0.0255012482</text:p>
          </table:table-cell>
          <table:table-cell office:value-type="float" office:value="-0.0268281101614435">
            <text:p>-0.0268281102</text:p>
          </table:table-cell>
          <table:table-cell office:value-type="float" office:value="0.0487179487179487">
            <text:p>0.0487179487</text:p>
          </table:table-cell>
          <table:table-cell office:value-type="float" office:value="0.912020245921294">
            <text:p>0.9120202459</text:p>
          </table:table-cell>
          <table:table-cell office:value-type="float" office:value="0.907512319524823">
            <text:p>0.9075123195</text:p>
          </table:table-cell>
          <table:table-cell office:value-type="float" office:value="1.1751647600263">
            <text:p>1.17516476</text:p>
          </table:table-cell>
          <table:table-cell office:value-type="float" office:value="-26.832846157432">
            <text:p>-26.8328461574</text:p>
          </table:table-cell>
          <table:table-cell office:value-type="float" office:value="-25.488456712051">
            <text:p>-25.4884567121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322">
            <text:p>322</text:p>
          </table:table-cell>
          <table:table-cell office:value-type="float" office:value="13208">
            <text:p>13208</text:p>
          </table:table-cell>
          <table:table-cell office:value-type="float" office:value="19297">
            <text:p>19297</text:p>
          </table:table-cell>
          <table:table-cell office:value-type="float" office:value="32648">
            <text:p>32648</text:p>
          </table:table-cell>
          <table:table-cell office:value-type="float" office:value="60.375">
            <text:p>60.375</text:p>
          </table:table-cell>
          <table:table-cell office:value-type="float" office:value="-422.875">
            <text:p>-422.875</text:p>
          </table:table-cell>
          <table:table-cell office:value-type="float" office:value="1318.375">
            <text:p>1318.375</text:p>
          </table:table-cell>
          <table:table-cell office:value-type="float" office:value="0.00457109327680194">
            <text:p>0.0045710933</text:p>
          </table:table-cell>
          <table:table-cell office:value-type="float" office:value="-0.0219140280872675">
            <text:p>-0.0219140281</text:p>
          </table:table-cell>
          <table:table-cell office:value-type="float" office:value="0.0403814935064935">
            <text:p>0.0403814935</text:p>
          </table:table-cell>
          <table:table-cell office:value-type="float" office:value="1.01603978046055">
            <text:p>1.0160397805</text:p>
          </table:table-cell>
          <table:table-cell office:value-type="float" office:value="0.924242141963503">
            <text:p>0.924242142</text:p>
          </table:table-cell>
          <table:table-cell office:value-type="float" office:value="1.14453133070764">
            <text:p>1.1445313307</text:p>
          </table:table-cell>
          <table:table-cell office:value-type="float" office:value="0">
            <text:p>0</text:p>
          </table:table-cell>
          <table:table-cell office:value-type="float" office:value="-31.2824418840726">
            <text:p>-31.2824418841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12770">
            <text:p>12770</text:p>
          </table:table-cell>
          <table:table-cell office:value-type="float" office:value="19173">
            <text:p>19173</text:p>
          </table:table-cell>
          <table:table-cell office:value-type="float" office:value="32489">
            <text:p>32489</text:p>
          </table:table-cell>
          <table:table-cell office:value-type="float" office:value="-464.75">
            <text:p>-464.75</text:p>
          </table:table-cell>
          <table:table-cell office:value-type="float" office:value="743.125">
            <text:p>743.125</text:p>
          </table:table-cell>
          <table:table-cell office:value-type="float" office:value="1484">
            <text:p>1484</text:p>
          </table:table-cell>
          <table:table-cell office:value-type="float" office:value="-0.0363938919342208">
            <text:p>-0.0363938919</text:p>
          </table:table-cell>
          <table:table-cell office:value-type="float" office:value="0.038758931831221">
            <text:p>0.0387589318</text:p>
          </table:table-cell>
          <table:table-cell office:value-type="float" office:value="0.0456769983686786">
            <text:p>0.0456769984</text:p>
          </table:table-cell>
          <table:table-cell office:value-type="float" office:value="0.875217428355662">
            <text:p>0.8752174284</text:p>
          </table:table-cell>
          <table:table-cell office:value-type="float" office:value="1.1386006808108">
            <text:p>1.1386006808</text:p>
          </table:table-cell>
          <table:table-cell office:value-type="float" office:value="1.16395881512312">
            <text:p>1.1639588151</text:p>
          </table:table-cell>
          <table:table-cell office:value-type="float" office:value="-18.6969859627372">
            <text:p>-18.6969859627</text:p>
          </table:table-cell>
          <table:table-cell office:value-type="float" office:value="18.2279241752198">
            <text:p>18.2279241752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10946">
            <text:p>10946</text:p>
          </table:table-cell>
          <table:table-cell office:value-type="float" office:value="20361">
            <text:p>20361</text:p>
          </table:table-cell>
          <table:table-cell office:value-type="float" office:value="35105">
            <text:p>35105</text:p>
          </table:table-cell>
          <table:table-cell office:value-type="float" office:value="-491.875">
            <text:p>-491.875</text:p>
          </table:table-cell>
          <table:table-cell office:value-type="float" office:value="940.5">
            <text:p>940.5</text:p>
          </table:table-cell>
          <table:table-cell office:value-type="float" office:value="1504.5">
            <text:p>1504.5</text:p>
          </table:table-cell>
          <table:table-cell office:value-type="float" office:value="-0.0449365064863877">
            <text:p>-0.0449365065</text:p>
          </table:table-cell>
          <table:table-cell office:value-type="float" office:value="0.0461912479740681">
            <text:p>0.046191248</text:p>
          </table:table-cell>
          <table:table-cell office:value-type="float" office:value="0.0428571428571429">
            <text:p>0.0428571429</text:p>
          </table:table-cell>
          <table:table-cell office:value-type="float" office:value="0.846680034943437">
            <text:p>0.8466800349</text:p>
          </table:table-cell>
          <table:table-cell office:value-type="float" office:value="1.16585128543247">
            <text:p>1.1658512854</text:p>
          </table:table-cell>
          <table:table-cell office:value-type="float" office:value="1.1536">
            <text:p>1.1536</text:p>
          </table:table-cell>
          <table:table-cell office:value-type="float" office:value="-15.0758056351642">
            <text:p>-15.0758056352</text:p>
          </table:table-cell>
          <table:table-cell office:value-type="float" office:value="15.3499937905927">
            <text:p>15.3499937906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11713">
            <text:p>11713</text:p>
          </table:table-cell>
          <table:table-cell office:value-type="float" office:value="20723">
            <text:p>20723</text:p>
          </table:table-cell>
          <table:table-cell office:value-type="float" office:value="36994">
            <text:p>36994</text:p>
          </table:table-cell>
          <table:table-cell office:value-type="float" office:value="-567.125">
            <text:p>-567.125</text:p>
          </table:table-cell>
          <table:table-cell office:value-type="float" office:value="695.75">
            <text:p>695.75</text:p>
          </table:table-cell>
          <table:table-cell office:value-type="float" office:value="1073.25">
            <text:p>1073.25</text:p>
          </table:table-cell>
          <table:table-cell office:value-type="float" office:value="-0.0484184239733629">
            <text:p>-0.048418424</text:p>
          </table:table-cell>
          <table:table-cell office:value-type="float" office:value="0.0335738068812431">
            <text:p>0.0335738069</text:p>
          </table:table-cell>
          <table:table-cell office:value-type="float" office:value="0.0290114613180516">
            <text:p>0.0290114613</text:p>
          </table:table-cell>
          <table:table-cell office:value-type="float" office:value="0.835130429902156">
            <text:p>0.8351304299</text:p>
          </table:table-cell>
          <table:table-cell office:value-type="float" office:value="1.11971763708101">
            <text:p>1.1197176371</text:p>
          </table:table-cell>
          <table:table-cell office:value-type="float" office:value="1.10318977779329">
            <text:p>1.1031897778</text:p>
          </table:table-cell>
          <table:table-cell office:value-type="float" office:value="-13.9663330820646">
            <text:p>-13.9663330821</text:p>
          </table:table-cell>
          <table:table-cell office:value-type="float" office:value="20.9901408701655">
            <text:p>20.9901408702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11458">
            <text:p>11458</text:p>
          </table:table-cell>
          <table:table-cell office:value-type="float" office:value="21384">
            <text:p>21384</text:p>
          </table:table-cell>
          <table:table-cell office:value-type="float" office:value="36344">
            <text:p>36344</text:p>
          </table:table-cell>
          <table:table-cell office:value-type="float" office:value="-405.375">
            <text:p>-405.375</text:p>
          </table:table-cell>
          <table:table-cell office:value-type="float" office:value="887.625">
            <text:p>887.625</text:p>
          </table:table-cell>
          <table:table-cell office:value-type="float" office:value="1467.625">
            <text:p>1467.625</text:p>
          </table:table-cell>
          <table:table-cell office:value-type="float" office:value="-0.0353792110315936">
            <text:p>-0.035379211</text:p>
          </table:table-cell>
          <table:table-cell office:value-type="float" office:value="0.0415088383838384">
            <text:p>0.0415088384</text:p>
          </table:table-cell>
          <table:table-cell office:value-type="float" office:value="0.0403814935064935">
            <text:p>0.0403814935</text:p>
          </table:table-cell>
          <table:table-cell office:value-type="float" office:value="0.87862607099293">
            <text:p>0.878626071</text:p>
          </table:table-cell>
          <table:table-cell office:value-type="float" office:value="1.14865798232483">
            <text:p>1.1486579823</text:p>
          </table:table-cell>
          <table:table-cell office:value-type="float" office:value="1.14453133070764">
            <text:p>1.1445313307</text:p>
          </table:table-cell>
          <table:table-cell office:value-type="float" office:value="-19.2432802142899">
            <text:p>-19.2432802143</text:p>
          </table:table-cell>
          <table:table-cell office:value-type="float" office:value="17.0430097447857">
            <text:p>17.0430097448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0">
            <text:p>390</text:p>
          </table:table-cell>
          <table:table-cell office:value-type="float" office:value="12342">
            <text:p>12342</text:p>
          </table:table-cell>
          <table:table-cell office:value-type="float" office:value="22068">
            <text:p>22068</text:p>
          </table:table-cell>
          <table:table-cell office:value-type="float" office:value="38675">
            <text:p>38675</text:p>
          </table:table-cell>
          <table:table-cell office:value-type="float" office:value="-18.25">
            <text:p>-18.25</text:p>
          </table:table-cell>
          <table:table-cell office:value-type="float" office:value="1008">
            <text:p>1008</text:p>
          </table:table-cell>
          <table:table-cell office:value-type="float" office:value="1657.5">
            <text:p>1657.5</text:p>
          </table:table-cell>
          <table:table-cell office:value-type="float" office:value="-0.00147869064981364">
            <text:p>-0.0014786906</text:p>
          </table:table-cell>
          <table:table-cell office:value-type="float" office:value="0.0456769983686786">
            <text:p>0.0456769984</text:p>
          </table:table-cell>
          <table:table-cell office:value-type="float" office:value="0.0428571428571429">
            <text:p>0.0428571429</text:p>
          </table:table-cell>
          <table:table-cell office:value-type="float" office:value="0.994828868316686">
            <text:p>0.9948288683</text:p>
          </table:table-cell>
          <table:table-cell office:value-type="float" office:value="1.16395881512312">
            <text:p>1.1639588151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5.5189659551287">
            <text:p>15.5189659551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548">
            <text:p>548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3169">
            <text:p>13169</text:p>
          </table:table-cell>
          <table:table-cell office:value-type="float" office:value="23328">
            <text:p>23328</text:p>
          </table:table-cell>
          <table:table-cell office:value-type="float" office:value="41128">
            <text:p>41128</text:p>
          </table:table-cell>
          <table:table-cell office:value-type="float" office:value="234">
            <text:p>234</text:p>
          </table:table-cell>
          <table:table-cell office:value-type="float" office:value="814.5">
            <text:p>814.5</text:p>
          </table:table-cell>
          <table:table-cell office:value-type="float" office:value="371">
            <text:p>371</text:p>
          </table:table-cell>
          <table:table-cell office:value-type="float" office:value="0.0177690029615005">
            <text:p>0.017769003</text:p>
          </table:table-cell>
          <table:table-cell office:value-type="float" office:value="0.0349151234567901">
            <text:p>0.0349151235</text:p>
          </table:table-cell>
          <table:table-cell office:value-type="float" office:value="0.00902061855670103">
            <text:p>0.0090206186</text:p>
          </table:table-cell>
          <table:table-cell office:value-type="float" office:value="1.06281035579909">
            <text:p>1.0628103558</text:p>
          </table:table-cell>
          <table:table-cell office:value-type="float" office:value="1.12459230115693">
            <text:p>1.1245923012</text:p>
          </table:table-cell>
          <table:table-cell office:value-type="float" office:value="1.03173165320438">
            <text:p>1.0317316532</text:p>
          </table:table-cell>
          <table:table-cell office:value-type="float" office:value="0">
            <text:p>0</text:p>
          </table:table-cell>
          <table:table-cell office:value-type="float" office:value="20.1969392399569">
            <text:p>20.19693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2699">
            <text:p>12699</text:p>
          </table:table-cell>
          <table:table-cell office:value-type="float" office:value="24327">
            <text:p>24327</text:p>
          </table:table-cell>
          <table:table-cell office:value-type="float" office:value="41182">
            <text:p>41182</text:p>
          </table:table-cell>
          <table:table-cell office:value-type="float" office:value="-150.875">
            <text:p>-150.875</text:p>
          </table:table-cell>
          <table:table-cell office:value-type="float" office:value="816.75">
            <text:p>816.75</text:p>
          </table:table-cell>
          <table:table-cell office:value-type="float" office:value="1194.75">
            <text:p>1194.75</text:p>
          </table:table-cell>
          <table:table-cell office:value-type="float" office:value="-0.0118808567603748">
            <text:p>-0.0118808568</text:p>
          </table:table-cell>
          <table:table-cell office:value-type="float" office:value="0.0335738068812431">
            <text:p>0.0335738069</text:p>
          </table:table-cell>
          <table:table-cell office:value-type="float" office:value="0.0290114613180516">
            <text:p>0.0290114613</text:p>
          </table:table-cell>
          <table:table-cell office:value-type="float" office:value="0.958693664663115">
            <text:p>0.9586936647</text:p>
          </table:table-cell>
          <table:table-cell office:value-type="float" office:value="1.11971763708101">
            <text:p>1.1197176371</text:p>
          </table:table-cell>
          <table:table-cell office:value-type="float" office:value="1.10318977779329">
            <text:p>1.1031897778</text:p>
          </table:table-cell>
          <table:table-cell office:value-type="float" office:value="0">
            <text:p>0</text:p>
          </table:table-cell>
          <table:table-cell office:value-type="float" office:value="20.9901408701655">
            <text:p>20.9901408702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587">
            <text:p>587</text:p>
          </table:table-cell>
          <table:table-cell office:value-type="float" office:value="11679">
            <text:p>11679</text:p>
          </table:table-cell>
          <table:table-cell office:value-type="float" office:value="24003">
            <text:p>24003</text:p>
          </table:table-cell>
          <table:table-cell office:value-type="float" office:value="40005">
            <text:p>40005</text:p>
          </table:table-cell>
          <table:table-cell office:value-type="float" office:value="-129.625">
            <text:p>-129.625</text:p>
          </table:table-cell>
          <table:table-cell office:value-type="float" office:value="526.5">
            <text:p>526.5</text:p>
          </table:table-cell>
          <table:table-cell office:value-type="float" office:value="877.5">
            <text:p>877.5</text:p>
          </table:table-cell>
          <table:table-cell office:value-type="float" office:value="-0.011098981077147">
            <text:p>-0.0110989811</text:p>
          </table:table-cell>
          <table:table-cell table:number-columns-repeated="2" office:value-type="float" office:value="0.0219347581552306">
            <text:p>0.0219347582</text:p>
          </table:table-cell>
          <table:table-cell office:value-type="float" office:value="0.961395013496649">
            <text:p>0.9613950135</text:p>
          </table:table-cell>
          <table:table-cell table:number-columns-repeated="2" office:value-type="float" office:value="1.07771467542935">
            <text:p>1.0777146754</text:p>
          </table:table-cell>
          <table:table-cell office:value-type="float" office:value="0">
            <text:p>0</text:p>
          </table:table-cell>
          <table:table-cell table:number-columns-repeated="2" office:value-type="float" office:value="31.9457225262513">
            <text:p>31.945722526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office:value-type="float" office:value="470">
            <text:p>470</text:p>
          </table:table-cell>
          <table:table-cell table:number-columns-repeated="2" office:value-type="float" office:value="617">
            <text:p>617</text:p>
          </table:table-cell>
          <table:table-cell office:value-type="float" office:value="12648">
            <text:p>12648</text:p>
          </table:table-cell>
          <table:table-cell office:value-type="float" office:value="25704">
            <text:p>25704</text:p>
          </table:table-cell>
          <table:table-cell office:value-type="float" office:value="42840">
            <text:p>42840</text:p>
          </table:table-cell>
          <table:table-cell office:value-type="float" office:value="-95.625">
            <text:p>-95.625</text:p>
          </table:table-cell>
          <table:table-cell office:value-type="float" office:value="735.75">
            <text:p>735.75</text:p>
          </table:table-cell>
          <table:table-cell office:value-type="float" office:value="1226.25">
            <text:p>1226.25</text:p>
          </table:table-cell>
          <table:table-cell office:value-type="float" office:value="-0.00756048387096774">
            <text:p>-0.0075604839</text:p>
          </table:table-cell>
          <table:table-cell table:number-columns-repeated="2" office:value-type="float" office:value="0.0286239495798319">
            <text:p>0.0286239496</text:p>
          </table:table-cell>
          <table:table-cell office:value-type="float" office:value="0.973650341847685">
            <text:p>0.9736503418</text:p>
          </table:table-cell>
          <table:table-cell table:number-columns-repeated="2" office:value-type="float" office:value="1.10178971128893">
            <text:p>1.1017897113</text:p>
          </table:table-cell>
          <table:table-cell office:value-type="float" office:value="0">
            <text:p>0</text:p>
          </table:table-cell>
          <table:table-cell table:number-columns-repeated="2" office:value-type="float" office:value="24.5605807293502">
            <text:p>24.560580729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11968">
            <text:p>11968</text:p>
          </table:table-cell>
          <table:table-cell office:value-type="float" office:value="26638">
            <text:p>26638</text:p>
          </table:table-cell>
          <table:table-cell office:value-type="float" office:value="45784">
            <text:p>45784</text:p>
          </table:table-cell>
          <table:table-cell office:value-type="float" office:value="-381.25">
            <text:p>-381.25</text:p>
          </table:table-cell>
          <table:table-cell office:value-type="float" office:value="660.25">
            <text:p>660.25</text:p>
          </table:table-cell>
          <table:table-cell office:value-type="float" office:value="413">
            <text:p>413</text:p>
          </table:table-cell>
          <table:table-cell office:value-type="float" office:value="-0.0318557820855615">
            <text:p>-0.0318557821</text:p>
          </table:table-cell>
          <table:table-cell office:value-type="float" office:value="0.0247860199714693">
            <text:p>0.02478602</text:p>
          </table:table-cell>
          <table:table-cell office:value-type="float" office:value="0.00902061855670103">
            <text:p>0.0090206186</text:p>
          </table:table-cell>
          <table:table-cell office:value-type="float" office:value="0.890493752771009">
            <text:p>0.8904937528</text:p>
          </table:table-cell>
          <table:table-cell office:value-type="float" office:value="1.08795518960075">
            <text:p>1.0879551896</text:p>
          </table:table-cell>
          <table:table-cell office:value-type="float" office:value="1.03173165320438">
            <text:p>1.0317316532</text:p>
          </table:table-cell>
          <table:table-cell office:value-type="float" office:value="-21.4104691082061">
            <text:p>-21.4104691082</text:p>
          </table:table-cell>
          <table:table-cell office:value-type="float" office:value="28.3104067628009">
            <text:p>28.31040676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10659">
            <text:p>10659</text:p>
          </table:table-cell>
          <table:table-cell office:value-type="float" office:value="25781">
            <text:p>25781</text:p>
          </table:table-cell>
          <table:table-cell office:value-type="float" office:value="44896">
            <text:p>44896</text:p>
          </table:table-cell>
          <table:table-cell office:value-type="float" office:value="-236">
            <text:p>-236</text:p>
          </table:table-cell>
          <table:table-cell office:value-type="float" office:value="565.5">
            <text:p>565.5</text:p>
          </table:table-cell>
          <table:table-cell office:value-type="float" office:value="588">
            <text:p>588</text:p>
          </table:table-cell>
          <table:table-cell office:value-type="float" office:value="-0.0221409137817807">
            <text:p>-0.0221409138</text:p>
          </table:table-cell>
          <table:table-cell office:value-type="float" office:value="0.0219347581552306">
            <text:p>0.0219347582</text:p>
          </table:table-cell>
          <table:table-cell office:value-type="float" office:value="0.0130969351389879">
            <text:p>0.0130969351</text:p>
          </table:table-cell>
          <table:table-cell office:value-type="float" office:value="0.923467633087428">
            <text:p>0.9234676331</text:p>
          </table:table-cell>
          <table:table-cell office:value-type="float" office:value="1.07771467542935">
            <text:p>1.0777146754</text:p>
          </table:table-cell>
          <table:table-cell office:value-type="float" office:value="1.04617547121813">
            <text:p>1.0461754712</text:p>
          </table:table-cell>
          <table:table-cell office:value-type="float" office:value="-30.9583017744186">
            <text:p>-30.9583017744</text:p>
          </table:table-cell>
          <table:table-cell office:value-type="float" office:value="31.9457225262513">
            <text:p>31.9457225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595">
            <text:p>595</text:p>
          </table:table-cell>
          <table:table-cell office:value-type="float" office:value="10421">
            <text:p>10421</text:p>
          </table:table-cell>
          <table:table-cell office:value-type="float" office:value="25137">
            <text:p>25137</text:p>
          </table:table-cell>
          <table:table-cell office:value-type="float" office:value="47190">
            <text:p>47190</text:p>
          </table:table-cell>
          <table:table-cell office:value-type="float" office:value="26.125">
            <text:p>26.125</text:p>
          </table:table-cell>
          <table:table-cell office:value-type="float" office:value="838.375">
            <text:p>838.375</text:p>
          </table:table-cell>
          <table:table-cell office:value-type="float" office:value="1064.375">
            <text:p>1064.375</text:p>
          </table:table-cell>
          <table:table-cell office:value-type="float" office:value="0.00250695710584397">
            <text:p>0.0025069571</text:p>
          </table:table-cell>
          <table:table-cell office:value-type="float" office:value="0.0333522297808012">
            <text:p>0.0333522298</text:p>
          </table:table-cell>
          <table:table-cell office:value-type="float" office:value="0.0225550964187328">
            <text:p>0.0225550964</text:p>
          </table:table-cell>
          <table:table-cell office:value-type="float" office:value="1.00878666814496">
            <text:p>1.0087866681</text:p>
          </table:table-cell>
          <table:table-cell office:value-type="float" office:value="1.11891305184625">
            <text:p>1.1189130518</text:p>
          </table:table-cell>
          <table:table-cell office:value-type="float" office:value="1.0799399529195">
            <text:p>1.0799399529</text:p>
          </table:table-cell>
          <table:table-cell office:value-type="float" office:value="0">
            <text:p>0</text:p>
          </table:table-cell>
          <table:table-cell office:value-type="float" office:value="21.1273124318754">
            <text:p>21.1273124319</text:p>
          </table:table-cell>
          <table:table-cell office:value-type="float" office:value="31.0765739811198">
            <text:p>31.07657398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85">
            <text:p>585</text:p>
          </table:table-cell>
          <table:table-cell office:value-type="float" office:value="11577">
            <text:p>11577</text:p>
          </table:table-cell>
          <table:table-cell office:value-type="float" office:value="27240">
            <text:p>27240</text:p>
          </table:table-cell>
          <table:table-cell office:value-type="float" office:value="50440">
            <text:p>50440</text:p>
          </table:table-cell>
          <table:table-cell office:value-type="float" office:value="-116.25">
            <text:p>-116.25</text:p>
          </table:table-cell>
          <table:table-cell office:value-type="float" office:value="-273.5">
            <text:p>-273.5</text:p>
          </table:table-cell>
          <table:table-cell office:value-type="float" office:value="455">
            <text:p>455</text:p>
          </table:table-cell>
          <table:table-cell office:value-type="float" office:value="-0.0100414615185281">
            <text:p>-0.0100414615</text:p>
          </table:table-cell>
          <table:table-cell office:value-type="float" office:value="-0.0100403817914831">
            <text:p>-0.0100403818</text:p>
          </table:table-cell>
          <table:table-cell office:value-type="float" office:value="0.00902061855670103">
            <text:p>0.0090206186</text:p>
          </table:table-cell>
          <table:table-cell office:value-type="float" office:value="0.965052513346031">
            <text:p>0.9650525133</text:p>
          </table:table-cell>
          <table:table-cell office:value-type="float" office:value="0.965056249892186">
            <text:p>0.9650562499</text:p>
          </table:table-cell>
          <table:table-cell office:value-type="float" office:value="1.03173165320438">
            <text:p>1.03173165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616">
            <text:p>616</text:p>
          </table:table-cell>
          <table:table-cell office:value-type="float" office:value="10142">
            <text:p>10142</text:p>
          </table:table-cell>
          <table:table-cell office:value-type="float" office:value="25379">
            <text:p>25379</text:p>
          </table:table-cell>
          <table:table-cell office:value-type="float" office:value="48555">
            <text:p>48555</text:p>
          </table:table-cell>
          <table:table-cell office:value-type="float" office:value="-110.375">
            <text:p>-110.375</text:p>
          </table:table-cell>
          <table:table-cell office:value-type="float" office:value="-106.875">
            <text:p>-106.875</text:p>
          </table:table-cell>
          <table:table-cell office:value-type="float" office:value="-576.875">
            <text:p>-576.875</text:p>
          </table:table-cell>
          <table:table-cell office:value-type="float" office:value="-0.0108829619404457">
            <text:p>-0.0108829619</text:p>
          </table:table-cell>
          <table:table-cell office:value-type="float" office:value="-0.00421115883210528">
            <text:p>-0.0042111588</text:p>
          </table:table-cell>
          <table:table-cell office:value-type="float" office:value="-0.0118808567603748">
            <text:p>-0.0118808568</text:p>
          </table:table-cell>
          <table:table-cell office:value-type="float" office:value="0.962141773375211">
            <text:p>0.9621417734</text:p>
          </table:table-cell>
          <table:table-cell office:value-type="float" office:value="0.985295702450702">
            <text:p>0.9852957025</text:p>
          </table:table-cell>
          <table:table-cell office:value-type="float" office:value="0.958693664663115">
            <text:p>0.95869366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0811">
            <text:p>10811</text:p>
          </table:table-cell>
          <table:table-cell office:value-type="float" office:value="25080">
            <text:p>25080</text:p>
          </table:table-cell>
          <table:table-cell office:value-type="float" office:value="46580">
            <text:p>46580</text:p>
          </table:table-cell>
          <table:table-cell office:value-type="float" office:value="-71">
            <text:p>-71</text:p>
          </table:table-cell>
          <table:table-cell office:value-type="float" office:value="-727.5">
            <text:p>-727.5</text:p>
          </table:table-cell>
          <table:table-cell office:value-type="float" office:value="620.5">
            <text:p>620.5</text:p>
          </table:table-cell>
          <table:table-cell office:value-type="float" office:value="-0.00656738507076126">
            <text:p>-0.0065673851</text:p>
          </table:table-cell>
          <table:table-cell office:value-type="float" office:value="-0.0290071770334928">
            <text:p>-0.029007177</text:p>
          </table:table-cell>
          <table:table-cell office:value-type="float" office:value="0.0133211678832117">
            <text:p>0.0133211679</text:p>
          </table:table-cell>
          <table:table-cell office:value-type="float" office:value="0.977098688123804">
            <text:p>0.9770986881</text:p>
          </table:table-cell>
          <table:table-cell office:value-type="float" office:value="0.900124056368902">
            <text:p>0.9001240564</text:p>
          </table:table-cell>
          <table:table-cell office:value-type="float" office:value="1.04697189647824">
            <text:p>1.0469718965</text:p>
          </table:table-cell>
          <table:table-cell office:value-type="float" office:value="0">
            <text:p>0</text:p>
          </table:table-cell>
          <table:table-cell office:value-type="float" office:value="-23.5474392438291">
            <text:p>-23.5474392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11888">
            <text:p>11888</text:p>
          </table:table-cell>
          <table:table-cell office:value-type="float" office:value="26372">
            <text:p>26372</text:p>
          </table:table-cell>
          <table:table-cell office:value-type="float" office:value="49470">
            <text:p>49470</text:p>
          </table:table-cell>
          <table:table-cell office:value-type="float" office:value="353.375">
            <text:p>353.375</text:p>
          </table:table-cell>
          <table:table-cell office:value-type="float" office:value="888.875">
            <text:p>888.875</text:p>
          </table:table-cell>
          <table:table-cell office:value-type="float" office:value="624.75">
            <text:p>624.75</text:p>
          </table:table-cell>
          <table:table-cell office:value-type="float" office:value="0.0297253532974428">
            <text:p>0.0297253533</text:p>
          </table:table-cell>
          <table:table-cell office:value-type="float" office:value="0.0337052555740937">
            <text:p>0.0337052556</text:p>
          </table:table-cell>
          <table:table-cell office:value-type="float" office:value="0.0126288659793814">
            <text:p>0.012628866</text:p>
          </table:table-cell>
          <table:table-cell office:value-type="float" office:value="1.10577058593322">
            <text:p>1.1057705859</text:p>
          </table:table-cell>
          <table:table-cell office:value-type="float" office:value="1.12019504124583">
            <text:p>1.1201950412</text:p>
          </table:table-cell>
          <table:table-cell office:value-type="float" office:value="1.04451362790945">
            <text:p>1.0445136279</text:p>
          </table:table-cell>
          <table:table-cell office:value-type="float" office:value="23.6632648896346">
            <text:p>23.6632648896</text:p>
          </table:table-cell>
          <table:table-cell office:value-type="float" office:value="20.9096172785023">
            <text:p>20.90961727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1718">
            <text:p>11718</text:p>
          </table:table-cell>
          <table:table-cell office:value-type="float" office:value="27240">
            <text:p>27240</text:p>
          </table:table-cell>
          <table:table-cell office:value-type="float" office:value="48960">
            <text:p>48960</text:p>
          </table:table-cell>
          <table:table-cell office:value-type="float" office:value="144.125">
            <text:p>144.125</text:p>
          </table:table-cell>
          <table:table-cell office:value-type="float" office:value="74.125">
            <text:p>74.125</text:p>
          </table:table-cell>
          <table:table-cell office:value-type="float" office:value="-275.125">
            <text:p>-275.125</text:p>
          </table:table-cell>
          <table:table-cell office:value-type="float" office:value="0.0122994538317119">
            <text:p>0.0122994538</text:p>
          </table:table-cell>
          <table:table-cell office:value-type="float" office:value="0.00272118208516887">
            <text:p>0.0027211821</text:p>
          </table:table-cell>
          <table:table-cell office:value-type="float" office:value="-0.00561938316993464">
            <text:p>-0.0056193832</text:p>
          </table:table-cell>
          <table:table-cell office:value-type="float" office:value="1.04334459047753">
            <text:p>1.0433445905</text:p>
          </table:table-cell>
          <table:table-cell office:value-type="float" office:value="1.00953865076869">
            <text:p>1.0095386508</text:p>
          </table:table-cell>
          <table:table-cell office:value-type="float" office:value="0.980394050740961">
            <text:p>0.98039405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1085">
            <text:p>11085</text:p>
          </table:table-cell>
          <table:table-cell office:value-type="float" office:value="26082">
            <text:p>26082</text:p>
          </table:table-cell>
          <table:table-cell office:value-type="float" office:value="47090">
            <text:p>47090</text:p>
          </table:table-cell>
          <table:table-cell office:value-type="float" office:value="478.75">
            <text:p>478.75</text:p>
          </table:table-cell>
          <table:table-cell office:value-type="float" office:value="1218">
            <text:p>1218</text:p>
          </table:table-cell>
          <table:table-cell office:value-type="float" office:value="275.25">
            <text:p>275.25</text:p>
          </table:table-cell>
          <table:table-cell office:value-type="float" office:value="0.0431889941362201">
            <text:p>0.0431889941</text:p>
          </table:table-cell>
          <table:table-cell office:value-type="float" office:value="0.0466988727858293">
            <text:p>0.0466988728</text:p>
          </table:table-cell>
          <table:table-cell office:value-type="float" office:value="0.0058451900615842">
            <text:p>0.0058451901</text:p>
          </table:table-cell>
          <table:table-cell office:value-type="float" office:value="1.15481744633719">
            <text:p>1.1548174463</text:p>
          </table:table-cell>
          <table:table-cell office:value-type="float" office:value="1.16772039280056">
            <text:p>1.1677203928</text:p>
          </table:table-cell>
          <table:table-cell office:value-type="float" office:value="1.02052513105938">
            <text:p>1.0205251311</text:p>
          </table:table-cell>
          <table:table-cell office:value-type="float" office:value="16.39329373284">
            <text:p>16.3932937328</text:p>
          </table:table-cell>
          <table:table-cell office:value-type="float" office:value="15.1868476527876">
            <text:p>15.1868476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0091">
            <text:p>10091</text:p>
          </table:table-cell>
          <table:table-cell office:value-type="float" office:value="23824">
            <text:p>23824</text:p>
          </table:table-cell>
          <table:table-cell office:value-type="float" office:value="47192">
            <text:p>47192</text:p>
          </table:table-cell>
          <table:table-cell office:value-type="float" office:value="625.5">
            <text:p>625.5</text:p>
          </table:table-cell>
          <table:table-cell office:value-type="float" office:value="1168">
            <text:p>1168</text:p>
          </table:table-cell>
          <table:table-cell office:value-type="float" office:value="1238.375">
            <text:p>1238.375</text:p>
          </table:table-cell>
          <table:table-cell office:value-type="float" office:value="0.0619859280547022">
            <text:p>0.0619859281</text:p>
          </table:table-cell>
          <table:table-cell office:value-type="float" office:value="0.0490261920752183">
            <text:p>0.0490261921</text:p>
          </table:table-cell>
          <table:table-cell office:value-type="float" office:value="0.0262412061366333">
            <text:p>0.0262412061</text:p>
          </table:table-cell>
          <table:table-cell office:value-type="float" office:value="1.22448156853399">
            <text:p>1.2244815685</text:p>
          </table:table-cell>
          <table:table-cell office:value-type="float" office:value="1.17630266458168">
            <text:p>1.1763026646</text:p>
          </table:table-cell>
          <table:table-cell office:value-type="float" office:value="1.09319387924125">
            <text:p>1.0931938792</text:p>
          </table:table-cell>
          <table:table-cell office:value-type="float" office:value="11.5254311916638">
            <text:p>11.5254311917</text:p>
          </table:table-cell>
          <table:table-cell office:value-type="float" office:value="14.4821125111531">
            <text:p>14.4821125112</text:p>
          </table:table-cell>
          <table:table-cell office:value-type="float" office:value="26.7595332371275">
            <text:p>26.759533237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4">
            <text:p>4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13248">
            <text:p>13248</text:p>
          </table:table-cell>
          <table:table-cell office:value-type="float" office:value="29261">
            <text:p>29261</text:p>
          </table:table-cell>
          <table:table-cell office:value-type="float" office:value="55817">
            <text:p>55817</text:p>
          </table:table-cell>
          <table:table-cell office:value-type="float" office:value="561">
            <text:p>561</text:p>
          </table:table-cell>
          <table:table-cell office:value-type="float" office:value="751">
            <text:p>751</text:p>
          </table:table-cell>
          <table:table-cell office:value-type="float" office:value="3174">
            <text:p>3174</text:p>
          </table:table-cell>
          <table:table-cell office:value-type="float" office:value="0.0423460144927536">
            <text:p>0.0423460145</text:p>
          </table:table-cell>
          <table:table-cell office:value-type="float" office:value="0.0256655616691159">
            <text:p>0.0256655617</text:p>
          </table:table-cell>
          <table:table-cell office:value-type="float" office:value="0.0568643961517101">
            <text:p>0.0568643962</text:p>
          </table:table-cell>
          <table:table-cell office:value-type="float" office:value="1.15172569321374">
            <text:p>1.1517256932</text:p>
          </table:table-cell>
          <table:table-cell office:value-type="float" office:value="1.09112055911126">
            <text:p>1.0911205591</text:p>
          </table:table-cell>
          <table:table-cell office:value-type="float" office:value="1.20536316324839">
            <text:p>1.2053631632</text:p>
          </table:table-cell>
          <table:table-cell office:value-type="float" office:value="16.7128301649005">
            <text:p>16.7128301649</text:p>
          </table:table-cell>
          <table:table-cell office:value-type="float" office:value="27.3520068146836">
            <text:p>27.3520068147</text:p>
          </table:table-cell>
          <table:table-cell office:value-type="float" office:value="12.5328549260216">
            <text:p>12.53285492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2730">
            <text:p>12730</text:p>
          </table:table-cell>
          <table:table-cell office:value-type="float" office:value="28493">
            <text:p>28493</text:p>
          </table:table-cell>
          <table:table-cell office:value-type="float" office:value="58482">
            <text:p>58482</text:p>
          </table:table-cell>
          <table:table-cell office:value-type="float" office:value="682.833333333333">
            <text:p>682.8333333333</text:p>
          </table:table-cell>
          <table:table-cell office:value-type="float" office:value="1734.83333333333">
            <text:p>1734.8333333333</text:p>
          </table:table-cell>
          <table:table-cell office:value-type="float" office:value="0">
            <text:p>0</text:p>
          </table:table-cell>
          <table:table-cell office:value-type="float" office:value="0.0536396962555643">
            <text:p>0.0536396963</text:p>
          </table:table-cell>
          <table:table-cell office:value-type="float" office:value="0.060886299558956">
            <text:p>0.0608862996</text:p>
          </table:table-cell>
          <table:table-cell office:value-type="float" office:value="0">
            <text:p>0</text:p>
          </table:table-cell>
          <table:table-cell office:value-type="float" office:value="1.19337828224268">
            <text:p>1.1933782822</text:p>
          </table:table-cell>
          <table:table-cell office:value-type="float" office:value="1.22036804574535">
            <text:p>1.2203680457</text:p>
          </table:table-cell>
          <table:table-cell office:value-type="float" office:value="1.17">
            <text:p>1.17</text:p>
          </table:table-cell>
          <table:table-cell office:value-type="float" office:value="13.2658357375115">
            <text:p>13.2658357375</text:p>
          </table:table-cell>
          <table:table-cell office:value-type="float" office:value="11.7274479509861">
            <text:p>11.7274479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13972">
            <text:p>13972</text:p>
          </table:table-cell>
          <table:table-cell office:value-type="float" office:value="30404">
            <text:p>30404</text:p>
          </table:table-cell>
          <table:table-cell office:value-type="float" office:value="61273">
            <text:p>61273</text:p>
          </table:table-cell>
          <table:table-cell office:value-type="float" office:value="946">
            <text:p>9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7068422559405">
            <text:p>0.0677068423</text:p>
          </table:table-cell>
          <table:table-cell table:number-columns-repeated="2" office:value-type="float" office:value="0">
            <text:p>0</text:p>
          </table:table-cell>
          <table:table-cell office:value-type="float" office:value="1.2459590122128">
            <text:p>1.2459590122</text:p>
          </table:table-cell>
          <table:table-cell office:value-type="float" office:value="1.14">
            <text:p>1.14</text:p>
          </table:table-cell>
          <table:table-cell office:value-type="float" office:value="1.17">
            <text:p>1.17</text:p>
          </table:table-cell>
          <table:table-cell office:value-type="float" office:value="10.5802657866202">
            <text:p>10.58026578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14510">
            <text:p>14510</text:p>
          </table:table-cell>
          <table:table-cell office:value-type="float" office:value="32877">
            <text:p>32877</text:p>
          </table:table-cell>
          <table:table-cell office:value-type="float" office:value="66634">
            <text:p>66634</text:p>
          </table:table-cell>
          <table:table-cell office:value-type="float" office:value="0">
            <text:p>0</text:p>
          </table:table-cell>
          <table:table-cell office:value-type="float" office:value="2975.25">
            <text:p>2975.25</text:p>
          </table:table-cell>
          <table:table-cell office:value-type="float" office:value="6029.75">
            <text:p>6029.75</text:p>
          </table:table-cell>
          <table:table-cell office:value-type="float" office:value="0">
            <text:p>0</text:p>
          </table:table-cell>
          <table:table-cell office:value-type="float" office:value="0.090496395656538">
            <text:p>0.0904963957</text:p>
          </table:table-cell>
          <table:table-cell office:value-type="float" office:value="0.0904905903892907">
            <text:p>0.0904905904</text:p>
          </table:table-cell>
          <table:table-cell office:value-type="float" office:value="1.14">
            <text:p>1.14</text:p>
          </table:table-cell>
          <table:table-cell office:value-type="float" office:value="1.33278899614646">
            <text:p>1.3327889961</text:p>
          </table:table-cell>
          <table:table-cell office:value-type="float" office:value="1.33276661838256">
            <text:p>1.3327666184</text:p>
          </table:table-cell>
          <table:table-cell office:value-type="float" office:value="0">
            <text:p>0</text:p>
          </table:table-cell>
          <table:table-cell office:value-type="float" office:value="8.00096001631723">
            <text:p>8.0009600163</text:p>
          </table:table-cell>
          <table:table-cell office:value-type="float" office:value="8.00145169860754">
            <text:p>8.001451698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5">
            <text:p>5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15068">
            <text:p>15068</text:p>
          </table:table-cell>
          <table:table-cell office:value-type="float" office:value="34204">
            <text:p>34204</text:p>
          </table:table-cell>
          <table:table-cell office:value-type="float" office:value="71682">
            <text:p>71682</text:p>
          </table:table-cell>
          <table:table-cell table:number-columns-repeated="6"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5">
            <text:p>5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5648">
            <text:p>15648</text:p>
          </table:table-cell>
          <table:table-cell office:value-type="float" office:value="35669">
            <text:p>35669</text:p>
          </table:table-cell>
          <table:table-cell office:value-type="float" office:value="77113">
            <text:p>77113</text:p>
          </table:table-cell>
          <table:table-cell table:number-columns-repeated="6"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1.13">
            <text:p>1.13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6.75">
            <text:p>156.75</text:p>
          </table:table-cell>
          <table:table-cell office:value-type="float" office:value="8677">
            <text:p>8677</text:p>
          </table:table-cell>
          <table:table-cell office:value-type="float" office:value="38603.25">
            <text:p>38603.25</text:p>
          </table:table-cell>
          <table:table-cell office:value-type="float" office:value="23.2125">
            <text:p>23.2125</text:p>
          </table:table-cell>
          <table:table-cell table:number-columns-repeated="3" office:value-type="float" office:value="5">
            <text:p>5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388">
            <text:p>1388</text:p>
          </table:table-cell>
          <table:table-cell office:value-type="float" office:value="16250">
            <text:p>16250</text:p>
          </table:table-cell>
          <table:table-cell office:value-type="float" office:value="37247">
            <text:p>37247</text:p>
          </table:table-cell>
          <table:table-cell office:value-type="float" office:value="82956">
            <text:p>8295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14">
            <text:p>1.14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51.666666666667">
            <text:p>151.6666666667</text:p>
          </table:table-cell>
          <table:table-cell office:value-type="float" office:value="8793">
            <text:p>8793</text:p>
          </table:table-cell>
          <table:table-cell office:value-type="float" office:value="40316.3333333333">
            <text:p>40316.3333333333</text:p>
          </table:table-cell>
          <table:table-cell office:value-type="float" office:value="22.67">
            <text:p>22.67</text:p>
          </table:table-cell>
          <table:table-cell table:number-columns-repeated="3" office:value-type="float" office:value="5">
            <text:p>5</text:p>
          </table:table-cell>
          <table:table-cell office:value-type="float" office:value="681">
            <text:p>681</text:p>
          </table:table-cell>
          <table:table-cell table:number-columns-repeated="2" office:value-type="float" office:value="1470">
            <text:p>1470</text:p>
          </table:table-cell>
          <table:table-cell office:value-type="float" office:value="16757">
            <text:p>16757</text:p>
          </table:table-cell>
          <table:table-cell office:value-type="float" office:value="38680">
            <text:p>38680</text:p>
          </table:table-cell>
          <table:table-cell office:value-type="float" office:value="89241">
            <text:p>89241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17">
            <text:p>1.17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8">
            <text:p>0.98</text:p>
          </table:table-cell>
          <table:table-cell office:value-type="float" office:value="1.17">
            <text:p>1.17</text:p>
          </table:table-cell>
          <table:table-cell office:value-type="float" office:value="1.27">
            <text:p>1.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1.5">
            <text:p>21.5</text:p>
          </table:table-cell>
          <table:table-cell office:value-type="float" office:value="27.9">
            <text:p>27.9</text:p>
          </table:table-cell>
          <table:table-cell office:value-type="float" office:value="44.1">
            <text:p>44.1</text:p>
          </table:table-cell>
          <table:table-cell office:value-type="float" office:value="21174">
            <text:p>21174</text:p>
          </table:table-cell>
          <table:table-cell office:value-type="float" office:value="21926">
            <text:p>21926</text:p>
          </table:table-cell>
          <table:table-cell office:value-type="float" office:value="25867">
            <text:p>258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7:37.36</dc:date>
    <dc:creator>Liam Widdess</dc:creator>
    <meta:editing-duration>P2DT3H31M2S</meta:editing-duration>
    <meta:editing-cycles>185</meta:editing-cycles>
    <meta:generator>OpenOffice/4.1.7$Win32 OpenOffice.org_project/417m1$Build-9800</meta:generator>
    <meta:document-statistic meta:table-count="8" meta:cell-count="1143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3cm" svg:width="31.895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861">
                <text:p>7861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790">
                <text:p>779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51">
                <text:p>7951</text:p>
              </table:table-cell>
              <table:table-cell office:value-type="float" office:value="10355">
                <text:p>10355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930">
                <text:p>7930</text:p>
              </table:table-cell>
              <table:table-cell office:value-type="float" office:value="11375">
                <text:p>11375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612">
                <text:p>10612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666">
                <text:p>7666</text:p>
              </table:table-cell>
              <table:table-cell office:value-type="float" office:value="9902">
                <text:p>9902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482">
                <text:p>7482</text:p>
              </table:table-cell>
              <table:table-cell office:value-type="float" office:value="10215">
                <text:p>10215</text:p>
              </table:table-cell>
              <table:table-cell office:value-type="float" office:value="13972">
                <text:p>1397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510">
                <text:p>7510</text:p>
              </table:table-cell>
              <table:table-cell office:value-type="float" office:value="10030">
                <text:p>10030</text:p>
              </table:table-cell>
              <table:table-cell office:value-type="float" office:value="15234">
                <text:p>1523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610">
                <text:p>7610</text:p>
              </table:table-cell>
              <table:table-cell office:value-type="float" office:value="9848">
                <text:p>9848</text:p>
              </table:table-cell>
              <table:table-cell office:value-type="float" office:value="14279">
                <text:p>1427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49">
                <text:p>7749</text:p>
              </table:table-cell>
              <table:table-cell office:value-type="float" office:value="10054">
                <text:p>10054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05">
                <text:p>7505</text:p>
              </table:table-cell>
              <table:table-cell office:value-type="float" office:value="10440">
                <text:p>10440</text:p>
              </table:table-cell>
              <table:table-cell office:value-type="float" office:value="16274">
                <text:p>1627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510">
                <text:p>7510</text:p>
              </table:table-cell>
              <table:table-cell office:value-type="float" office:value="11272">
                <text:p>11272</text:p>
              </table:table-cell>
              <table:table-cell office:value-type="float" office:value="15835">
                <text:p>1583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618">
                <text:p>7618</text:p>
              </table:table-cell>
              <table:table-cell office:value-type="float" office:value="10594">
                <text:p>10594</text:p>
              </table:table-cell>
              <table:table-cell office:value-type="float" office:value="15179">
                <text:p>1517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745">
                <text:p>7745</text:p>
              </table:table-cell>
              <table:table-cell office:value-type="float" office:value="10964">
                <text:p>10964</text:p>
              </table:table-cell>
              <table:table-cell office:value-type="float" office:value="15599">
                <text:p>1559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10">
                <text:p>7510</text:p>
              </table:table-cell>
              <table:table-cell office:value-type="float" office:value="11484">
                <text:p>11484</text:p>
              </table:table-cell>
              <table:table-cell office:value-type="float" office:value="16274">
                <text:p>1627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485">
                <text:p>7485</text:p>
              </table:table-cell>
              <table:table-cell office:value-type="float" office:value="11515">
                <text:p>11515</text:p>
              </table:table-cell>
              <table:table-cell office:value-type="float" office:value="15877">
                <text:p>1587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618">
                <text:p>7618</text:p>
              </table:table-cell>
              <table:table-cell office:value-type="float" office:value="11210">
                <text:p>11210</text:p>
              </table:table-cell>
              <table:table-cell office:value-type="float" office:value="17315">
                <text:p>1731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35">
                <text:p>8335</text:p>
              </table:table-cell>
              <table:table-cell office:value-type="float" office:value="11372">
                <text:p>11372</text:p>
              </table:table-cell>
              <table:table-cell office:value-type="float" office:value="18179">
                <text:p>1817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90">
                <text:p>8990</text:p>
              </table:table-cell>
              <table:table-cell office:value-type="float" office:value="12005">
                <text:p>12005</text:p>
              </table:table-cell>
              <table:table-cell office:value-type="float" office:value="17249">
                <text:p>1724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443">
                <text:p>8443</text:p>
              </table:table-cell>
              <table:table-cell office:value-type="float" office:value="11422">
                <text:p>11422</text:p>
              </table:table-cell>
              <table:table-cell office:value-type="float" office:value="15877">
                <text:p>1587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338">
                <text:p>8338</text:p>
              </table:table-cell>
              <table:table-cell office:value-type="float" office:value="11256">
                <text:p>11256</text:p>
              </table:table-cell>
              <table:table-cell office:value-type="float" office:value="16944">
                <text:p>1694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390">
                <text:p>8390</text:p>
              </table:table-cell>
              <table:table-cell office:value-type="float" office:value="11240">
                <text:p>11240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385">
                <text:p>8385</text:p>
              </table:table-cell>
              <table:table-cell office:value-type="float" office:value="11658">
                <text:p>11658</text:p>
              </table:table-cell>
              <table:table-cell office:value-type="float" office:value="17432">
                <text:p>1743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365">
                <text:p>8365</text:p>
              </table:table-cell>
              <table:table-cell office:value-type="float" office:value="11366">
                <text:p>11366</text:p>
              </table:table-cell>
              <table:table-cell office:value-type="float" office:value="17077">
                <text:p>1707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220">
                <text:p>8220</text:p>
              </table:table-cell>
              <table:table-cell office:value-type="float" office:value="12075">
                <text:p>12075</text:p>
              </table:table-cell>
              <table:table-cell office:value-type="float" office:value="19493">
                <text:p>1949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36">
                <text:p>8236</text:p>
              </table:table-cell>
              <table:table-cell office:value-type="float" office:value="12668">
                <text:p>12668</text:p>
              </table:table-cell>
              <table:table-cell office:value-type="float" office:value="18380">
                <text:p>1838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385">
                <text:p>8385</text:p>
              </table:table-cell>
              <table:table-cell office:value-type="float" office:value="11648">
                <text:p>11648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55">
                <text:p>8355</text:p>
              </table:table-cell>
              <table:table-cell office:value-type="float" office:value="11572">
                <text:p>11572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0">
                <text:p>8220</text:p>
              </table:table-cell>
              <table:table-cell office:value-type="float" office:value="11536">
                <text:p>11536</text:p>
              </table:table-cell>
              <table:table-cell office:value-type="float" office:value="18788">
                <text:p>1878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28">
                <text:p>8128</text:p>
              </table:table-cell>
              <table:table-cell office:value-type="float" office:value="11834">
                <text:p>11834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310">
                <text:p>8310</text:p>
              </table:table-cell>
              <table:table-cell office:value-type="float" office:value="11480">
                <text:p>11480</text:p>
              </table:table-cell>
              <table:table-cell office:value-type="float" office:value="19071">
                <text:p>1907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2570">
                <text:p>12570</text:p>
              </table:table-cell>
              <table:table-cell office:value-type="float" office:value="21790">
                <text:p>2179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3432">
                <text:p>13432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156">
                <text:p>9156</text:p>
              </table:table-cell>
              <table:table-cell office:value-type="float" office:value="12526">
                <text:p>12526</text:p>
              </table:table-cell>
              <table:table-cell office:value-type="float" office:value="19922">
                <text:p>1992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3816">
                <text:p>13816</text:p>
              </table:table-cell>
              <table:table-cell office:value-type="float" office:value="20285">
                <text:p>2028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4808">
                <text:p>14808</text:p>
              </table:table-cell>
              <table:table-cell office:value-type="float" office:value="21306">
                <text:p>2130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274">
                <text:p>14274</text:p>
              </table:table-cell>
              <table:table-cell office:value-type="float" office:value="22891">
                <text:p>2289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888">
                <text:p>8888</text:p>
              </table:table-cell>
              <table:table-cell office:value-type="float" office:value="14923">
                <text:p>14923</text:p>
              </table:table-cell>
              <table:table-cell office:value-type="float" office:value="26173">
                <text:p>2617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460">
                <text:p>10460</text:p>
              </table:table-cell>
              <table:table-cell office:value-type="float" office:value="16354">
                <text:p>16354</text:p>
              </table:table-cell>
              <table:table-cell office:value-type="float" office:value="27914">
                <text:p>2791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35">
                <text:p>11335</text:p>
              </table:table-cell>
              <table:table-cell office:value-type="float" office:value="15932">
                <text:p>15932</text:p>
              </table:table-cell>
              <table:table-cell office:value-type="float" office:value="27317">
                <text:p>273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6028">
                <text:p>16028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373">
                <text:p>10373</text:p>
              </table:table-cell>
              <table:table-cell office:value-type="float" office:value="17888">
                <text:p>17888</text:p>
              </table:table-cell>
              <table:table-cell office:value-type="float" office:value="26951">
                <text:p>2695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1058">
                <text:p>11058</text:p>
              </table:table-cell>
              <table:table-cell office:value-type="float" office:value="18800">
                <text:p>18800</text:p>
              </table:table-cell>
              <table:table-cell office:value-type="float" office:value="28700">
                <text:p>2870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04">
                <text:p>11104</text:p>
              </table:table-cell>
              <table:table-cell office:value-type="float" office:value="18750">
                <text:p>18750</text:p>
              </table:table-cell>
              <table:table-cell office:value-type="float" office:value="29452">
                <text:p>2945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9025">
                <text:p>19025</text:p>
              </table:table-cell>
              <table:table-cell office:value-type="float" office:value="31017">
                <text:p>310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653">
                <text:p>13653</text:p>
              </table:table-cell>
              <table:table-cell office:value-type="float" office:value="19375">
                <text:p>19375</text:p>
              </table:table-cell>
              <table:table-cell office:value-type="float" office:value="32834">
                <text:p>3283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870">
                <text:p>14870</text:p>
              </table:table-cell>
              <table:table-cell office:value-type="float" office:value="20266">
                <text:p>20266</text:p>
              </table:table-cell>
              <table:table-cell office:value-type="float" office:value="32543">
                <text:p>3254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435">
                <text:p>14435</text:p>
              </table:table-cell>
              <table:table-cell office:value-type="float" office:value="20315">
                <text:p>20315</text:p>
              </table:table-cell>
              <table:table-cell office:value-type="float" office:value="29100">
                <text:p>2910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425">
                <text:p>13425</text:p>
              </table:table-cell>
              <table:table-cell office:value-type="float" office:value="18121">
                <text:p>18121</text:p>
              </table:table-cell>
              <table:table-cell office:value-type="float" office:value="29597">
                <text:p>2959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2348">
                <text:p>12348</text:p>
              </table:table-cell>
              <table:table-cell office:value-type="float" office:value="18972">
                <text:p>18972</text:p>
              </table:table-cell>
              <table:table-cell office:value-type="float" office:value="31967">
                <text:p>3196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338">
                <text:p>13338</text:p>
              </table:table-cell>
              <table:table-cell office:value-type="float" office:value="19608">
                <text:p>19608</text:p>
              </table:table-cell>
              <table:table-cell office:value-type="float" office:value="31847">
                <text:p>3184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3377">
                <text:p>13377</text:p>
              </table:table-cell>
              <table:table-cell office:value-type="float" office:value="19500">
                <text:p>19500</text:p>
              </table:table-cell>
              <table:table-cell office:value-type="float" office:value="28001">
                <text:p>2800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3105">
                <text:p>13105</text:p>
              </table:table-cell>
              <table:table-cell office:value-type="float" office:value="17640">
                <text:p>17640</text:p>
              </table:table-cell>
              <table:table-cell office:value-type="float" office:value="29151">
                <text:p>2915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2869">
                <text:p>12869</text:p>
              </table:table-cell>
              <table:table-cell office:value-type="float" office:value="19980">
                <text:p>19980</text:p>
              </table:table-cell>
              <table:table-cell office:value-type="float" office:value="31535">
                <text:p>3153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2818">
                <text:p>12818</text:p>
              </table:table-cell>
              <table:table-cell office:value-type="float" office:value="21060">
                <text:p>21060</text:p>
              </table:table-cell>
              <table:table-cell office:value-type="float" office:value="31005">
                <text:p>3100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3208">
                <text:p>13208</text:p>
              </table:table-cell>
              <table:table-cell office:value-type="float" office:value="19297">
                <text:p>19297</text:p>
              </table:table-cell>
              <table:table-cell office:value-type="float" office:value="32648">
                <text:p>3264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2770">
                <text:p>12770</text:p>
              </table:table-cell>
              <table:table-cell office:value-type="float" office:value="19173">
                <text:p>19173</text:p>
              </table:table-cell>
              <table:table-cell office:value-type="float" office:value="32489">
                <text:p>3248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0946">
                <text:p>10946</text:p>
              </table:table-cell>
              <table:table-cell office:value-type="float" office:value="20361">
                <text:p>20361</text:p>
              </table:table-cell>
              <table:table-cell office:value-type="float" office:value="35105">
                <text:p>3510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1713">
                <text:p>11713</text:p>
              </table:table-cell>
              <table:table-cell office:value-type="float" office:value="20723">
                <text:p>20723</text:p>
              </table:table-cell>
              <table:table-cell office:value-type="float" office:value="36994">
                <text:p>3699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1458">
                <text:p>11458</text:p>
              </table:table-cell>
              <table:table-cell office:value-type="float" office:value="21384">
                <text:p>21384</text:p>
              </table:table-cell>
              <table:table-cell office:value-type="float" office:value="36344">
                <text:p>3634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2342">
                <text:p>12342</text:p>
              </table:table-cell>
              <table:table-cell office:value-type="float" office:value="22068">
                <text:p>22068</text:p>
              </table:table-cell>
              <table:table-cell office:value-type="float" office:value="38675">
                <text:p>3867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3169">
                <text:p>13169</text:p>
              </table:table-cell>
              <table:table-cell office:value-type="float" office:value="23328">
                <text:p>23328</text:p>
              </table:table-cell>
              <table:table-cell office:value-type="float" office:value="41128">
                <text:p>4112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2699">
                <text:p>12699</text:p>
              </table:table-cell>
              <table:table-cell office:value-type="float" office:value="24327">
                <text:p>24327</text:p>
              </table:table-cell>
              <table:table-cell office:value-type="float" office:value="41182">
                <text:p>4118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1679">
                <text:p>11679</text:p>
              </table:table-cell>
              <table:table-cell office:value-type="float" office:value="24003">
                <text:p>24003</text:p>
              </table:table-cell>
              <table:table-cell office:value-type="float" office:value="40005">
                <text:p>4000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2648">
                <text:p>12648</text:p>
              </table:table-cell>
              <table:table-cell office:value-type="float" office:value="25704">
                <text:p>25704</text:p>
              </table:table-cell>
              <table:table-cell office:value-type="float" office:value="42840">
                <text:p>4284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1968">
                <text:p>11968</text:p>
              </table:table-cell>
              <table:table-cell office:value-type="float" office:value="26638">
                <text:p>26638</text:p>
              </table:table-cell>
              <table:table-cell office:value-type="float" office:value="45784">
                <text:p>4578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0659">
                <text:p>10659</text:p>
              </table:table-cell>
              <table:table-cell office:value-type="float" office:value="25781">
                <text:p>25781</text:p>
              </table:table-cell>
              <table:table-cell office:value-type="float" office:value="44896">
                <text:p>448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0421">
                <text:p>10421</text:p>
              </table:table-cell>
              <table:table-cell office:value-type="float" office:value="25137">
                <text:p>25137</text:p>
              </table:table-cell>
              <table:table-cell office:value-type="float" office:value="47190">
                <text:p>47190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1577">
                <text:p>11577</text:p>
              </table:table-cell>
              <table:table-cell office:value-type="float" office:value="27240">
                <text:p>27240</text:p>
              </table:table-cell>
              <table:table-cell office:value-type="float" office:value="50440">
                <text:p>50440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0142">
                <text:p>10142</text:p>
              </table:table-cell>
              <table:table-cell office:value-type="float" office:value="25379">
                <text:p>25379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0811">
                <text:p>10811</text:p>
              </table:table-cell>
              <table:table-cell office:value-type="float" office:value="25080">
                <text:p>25080</text:p>
              </table:table-cell>
              <table:table-cell office:value-type="float" office:value="46580">
                <text:p>4658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1888">
                <text:p>11888</text:p>
              </table:table-cell>
              <table:table-cell office:value-type="float" office:value="26372">
                <text:p>26372</text:p>
              </table:table-cell>
              <table:table-cell office:value-type="float" office:value="49470">
                <text:p>4947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1718">
                <text:p>11718</text:p>
              </table:table-cell>
              <table:table-cell office:value-type="float" office:value="27240">
                <text:p>27240</text:p>
              </table:table-cell>
              <table:table-cell office:value-type="float" office:value="48960">
                <text:p>4896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1085">
                <text:p>11085</text:p>
              </table:table-cell>
              <table:table-cell office:value-type="float" office:value="26082">
                <text:p>26082</text:p>
              </table:table-cell>
              <table:table-cell office:value-type="float" office:value="47090">
                <text:p>4709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0091">
                <text:p>10091</text:p>
              </table:table-cell>
              <table:table-cell office:value-type="float" office:value="23824">
                <text:p>23824</text:p>
              </table:table-cell>
              <table:table-cell office:value-type="float" office:value="47192">
                <text:p>4719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3248">
                <text:p>13248</text:p>
              </table:table-cell>
              <table:table-cell office:value-type="float" office:value="29261">
                <text:p>29261</text:p>
              </table:table-cell>
              <table:table-cell office:value-type="float" office:value="55817">
                <text:p>55817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2730">
                <text:p>12730</text:p>
              </table:table-cell>
              <table:table-cell office:value-type="float" office:value="28493">
                <text:p>28493</text:p>
              </table:table-cell>
              <table:table-cell office:value-type="float" office:value="58482">
                <text:p>5848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3972">
                <text:p>13972</text:p>
              </table:table-cell>
              <table:table-cell office:value-type="float" office:value="30404">
                <text:p>30404</text:p>
              </table:table-cell>
              <table:table-cell office:value-type="float" office:value="61273">
                <text:p>61273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4510">
                <text:p>14510</text:p>
              </table:table-cell>
              <table:table-cell office:value-type="float" office:value="32877">
                <text:p>32877</text:p>
              </table:table-cell>
              <table:table-cell office:value-type="float" office:value="66634">
                <text:p>6663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5068">
                <text:p>15068</text:p>
              </table:table-cell>
              <table:table-cell office:value-type="float" office:value="34204">
                <text:p>34204</text:p>
              </table:table-cell>
              <table:table-cell office:value-type="float" office:value="71682">
                <text:p>7168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5648">
                <text:p>15648</text:p>
              </table:table-cell>
              <table:table-cell office:value-type="float" office:value="35669">
                <text:p>35669</text:p>
              </table:table-cell>
              <table:table-cell office:value-type="float" office:value="77113">
                <text:p>7711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6250">
                <text:p>16250</text:p>
              </table:table-cell>
              <table:table-cell office:value-type="float" office:value="37247">
                <text:p>37247</text:p>
              </table:table-cell>
              <table:table-cell office:value-type="float" office:value="82956">
                <text:p>8295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6757">
                <text:p>16757</text:p>
              </table:table-cell>
              <table:table-cell office:value-type="float" office:value="38680">
                <text:p>38680</text:p>
              </table:table-cell>
              <table:table-cell office:value-type="float" office:value="89241">
                <text:p>89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677">
                <text:p>86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8793">
                <text:p>8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cm" svg:y="1.404cm" svg:width="30.90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3.2125">
                <text:p>23.2125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7cm" svg:y="1.352cm" svg:width="31.36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9789017270626">
                <text:p>0.9397890172706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5732322437868">
                <text:p>0.95573232243786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5630510853125">
                <text:p>0.96563051085312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75176308639053">
                <text:p>0.97517630863905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7902793466002">
                <text:p>0.98790279346600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4615364688903">
                <text:p>1.0461536468890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3558732000128">
                <text:p>0.97355873200012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80433031041472">
                <text:p>0.98043303104147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26083352518806">
                <text:p>0.92608335251880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4699626749984">
                <text:p>1.04699626749984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3754340277778">
                <text:p>0.96375434027777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80923779458243">
                <text:p>0.98092377945824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8678776681719">
                <text:p>0.99867877668171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141254485427">
                <text:p>1.0514125448542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466883805525">
                <text:p>1.0246688380552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5898223408875">
                <text:p>0.98589822340887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32805311143">
                <text:p>1.103280531114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7005562571925">
                <text:p>1.0700556257192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6535608568709">
                <text:p>1.0653560856870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9280728115611">
                <text:p>0.9928072811561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4762109848766">
                <text:p>1.0476210984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73395619673">
                <text:p>1.07339561967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285342024975">
                <text:p>1.0028534202497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117855049585">
                <text:p>1.0311785504958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2118258559126">
                <text:p>0.97211825855912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62377956276485">
                <text:p>0.96237795627648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627798249736">
                <text:p>1.1062779824973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430342937226">
                <text:p>1.11430342937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276129881616">
                <text:p>1.0227612988161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246870732488">
                <text:p>1.0724687073248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2678666065586">
                <text:p>1.1267866606558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734683845643">
                <text:p>1.1073468384564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958332749506">
                <text:p>1.0295833274950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4828774294127">
                <text:p>1.0482877429412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23338240304">
                <text:p>1.092333824030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207014371794">
                <text:p>1.1220701437179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4572252882601">
                <text:p>1.0457225288260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3887890693098">
                <text:p>1.0388789069309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165994947881">
                <text:p>1.1316599494788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278484408638">
                <text:p>1.1427848440863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3208977289348">
                <text:p>1.132089772893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777565688494">
                <text:p>1.1177756568849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613220420899">
                <text:p>1.1961322042089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21193095184">
                <text:p>1.12119309518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08565428641">
                <text:p>1.1290856542864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140640603371">
                <text:p>1.1214064060337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872699558056">
                <text:p>1.0787269955805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1288332704799">
                <text:p>1.0128833270479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3040312749252">
                <text:p>1.1304031274925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0.96651332876831">
                <text:p>0.9665133287683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5968702465535">
                <text:p>1.0596870246553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916954302590401">
                <text:p>0.91695430259040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0562087831082">
                <text:p>1.1056208783108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25817613221329">
                <text:p>1.2581761322132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07512319524823">
                <text:p>0.90751231952482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0.924242141963503">
                <text:p>0.92424214196350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386006808108">
                <text:p>1.138600680810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6585128543247">
                <text:p>1.1658512854324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1971763708101">
                <text:p>1.1197176370810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4865798232483">
                <text:p>1.1486579823248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6395881512312">
                <text:p>1.1639588151231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2459230115693">
                <text:p>1.1245923011569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1971763708101">
                <text:p>1.11971763708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7771467542935">
                <text:p>1.077714675429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0178971128893">
                <text:p>1.1017897112889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8795518960075">
                <text:p>1.0879551896007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7771467542935">
                <text:p>1.0777146754293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11891305184625">
                <text:p>1.1189130518462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65056249892186">
                <text:p>0.96505624989218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985295702450702">
                <text:p>0.98529570245070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00124056368902">
                <text:p>0.900124056368902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2019504124583">
                <text:p>1.1201950412458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0953865076869">
                <text:p>1.0095386507686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16772039280056">
                <text:p>1.1677203928005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7630266458168">
                <text:p>1.176302664581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9112055911126">
                <text:p>1.0911205591112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22036804574535">
                <text:p>1.2203680457453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33278899614646">
                <text:p>1.33278899614646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8603.25">
                <text:p>38603.25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40316.3333333333">
                <text:p>40316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